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9"/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9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37"/>
    <style:style style:name="ce10" style:family="table-cell" style:parent-style-name="Default" style:data-style-name="N38"/>
    <style:style style:name="ce11" style:family="table-cell" style:parent-style-name="Default" style:data-style-name="N14"/>
    <style:style style:name="ce12" style:family="table-cell" style:parent-style-name="Default" style:data-style-name="N39"/>
    <style:style style:name="ce13" style:family="table-cell" style:parent-style-name="Default" style:data-style-name="N0">
      <style:table-cell-properties fo:background-color="#F2F2F2"/>
    </style:style>
    <style:style style:name="ce14" style:family="table-cell" style:parent-style-name="Default" style:data-style-name="N0">
      <style:table-cell-properties fo:background-color="#ED7D31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2.16958333333333cm" style:use-optimal-column-width="true"/>
    </style:style>
    <style:style style:name="co5" style:family="table-column">
      <style:table-column-properties fo:break-before="auto" style:column-width="3.14854166666667cm" style:use-optimal-column-width="true"/>
    </style:style>
    <style:style style:name="co6" style:family="table-column">
      <style:table-column-properties fo:break-before="auto" style:column-width="2.778125cm" style:use-optimal-column-width="true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2.936875cm" style:use-optimal-column-width="true"/>
    </style:style>
    <style:style style:name="co9" style:family="table-column">
      <style:table-column-properties fo:break-before="auto" style:column-width="2.67229166666667cm" style:use-optimal-column-width="true"/>
    </style:style>
    <style:style style:name="co10" style:family="table-column">
      <style:table-column-properties fo:break-before="auto" style:column-width="2.38125cm" style:use-optimal-column-width="true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1.77270833333333cm" style:use-optimal-column-width="true"/>
    </style:style>
    <style:style style:name="co13" style:family="table-column">
      <style:table-column-properties fo:break-before="auto" style:column-width="2.11666666666667cm" style:use-optimal-column-width="true"/>
    </style:style>
    <style:style style:name="co14" style:family="table-column">
      <style:table-column-properties fo:break-before="auto" style:column-width="2.09020833333333cm" style:use-optimal-column-width="true"/>
    </style:style>
    <style:style style:name="co15" style:family="table-column">
      <style:table-column-properties fo:break-before="auto" style:column-width="2.301875cm" style:use-optimal-column-width="true"/>
    </style:style>
    <style:style style:name="co16" style:family="table-column">
      <style:table-column-properties fo:break-before="auto" style:column-width="2.936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shboard" table:style-name="ta1">
        <table:table-column table:style-name="co1" table:number-columns-repeated="9" table:default-cell-style-name="ce13"/>
        <table:table-column table:style-name="co2" table:default-cell-style-name="ce13"/>
        <table:table-column table:style-name="co3" table:default-cell-style-name="ce13"/>
        <table:table-column table:style-name="co1" table:number-columns-repeated="16373" table:default-cell-style-name="ce13"/>
        <table:table-row table:style-name="ro1">
          <table:table-cell table:number-columns-repeated="16384"/>
        </table:table-row>
        <table:table-row table:style-name="ro1">
          <table:table-cell table:style-name="ce13">
            <draw:frame draw:z-index="1" draw:id="id0" draw:style-name="a0" draw:name="Chart 1" svg:x="0.05208in" svg:y="0.02083in" svg:width="7.75in" svg:height="3.0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13">
            <draw:frame draw:z-index="2" draw:id="id1" draw:style-name="a1" draw:name="Chart 2" svg:x="0.14583in" svg:y="0.06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style-name="ce13">
            <draw:frame draw:z-index="3" draw:id="id2" draw:style-name="a2" draw:name="Chart 4" svg:x="0.11458in" svg:y="0.11458in" svg:width="5.6562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0"/>
          <table:table-cell table:style-name="ce13">
            <draw:frame draw:z-index="4" draw:id="id3" draw:style-name="a3" draw:name="Chart 5" svg:x="0.15625in" svg:y="0.04167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table:style-name="ce14">
            <text:p>Product</text:p>
          </table:table-cell>
          <table:table-cell office:value-type="string" table:style-name="ce14">
            <text:p>Sum of Quantity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Arrowroot</text:p>
          </table:table-cell>
          <table:table-cell office:value-type="float" office:value="1220" table:style-name="ce1">
            <text:p>12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Banana</text:p>
          </table:table-cell>
          <table:table-cell office:value-type="float" office:value="30" table:style-name="ce1">
            <text:p>3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Bran</text:p>
          </table:table-cell>
          <table:table-cell office:value-type="float" office:value="713" table:style-name="ce1">
            <text:p>713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Carrot</text:p>
          </table:table-cell>
          <table:table-cell office:value-type="float" office:value="2456" table:style-name="ce1">
            <text:p>245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Chocolate Chip</text:p>
          </table:table-cell>
          <table:table-cell office:value-type="float" office:value="1122" table:style-name="ce1">
            <text:p>112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Oatmeal Raisin</text:p>
          </table:table-cell>
          <table:table-cell office:value-type="float" office:value="1281" table:style-name="ce1">
            <text:p>1281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Potato Chips</text:p>
          </table:table-cell>
          <table:table-cell office:value-type="float" office:value="759" table:style-name="ce1">
            <text:p>759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Pretzels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Whole Wheat</text:p>
          </table:table-cell>
          <table:table-cell office:value-type="float" office:value="717" table:style-name="ce1">
            <text:p>717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Grand Total</text:p>
          </table:table-cell>
          <table:table-cell office:value-type="float" office:value="8325" table:style-name="ce1">
            <text:p>8325</text:p>
          </table:table-cell>
          <table:table-cell table:number-columns-repeated="16373"/>
        </table:table-row>
        <table:table-row table:number-rows-repeated="1048545" table:style-name="ro1">
          <table:table-cell table:number-columns-repeated="16384"/>
        </table:table-row>
      </table:table>
      <table:table table:name="Sales_by_Month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Month</text:p>
          </table:table-cell>
          <table:table-cell office:value-type="string" table:style-name="ce1">
            <text:p>Sum of TotalPrice</text:p>
          </table:table-cell>
          <table:table-cell table:style-name="ce1">
            <draw:frame draw:z-index="1" draw:id="id4" draw:style-name="a4" draw:name="Chart 1" svg:x="0.52083in" svg:y="0.18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1">
            <text:p>janv</text:p>
          </table:table-cell>
          <table:table-cell office:value-type="currency" office:value="1705.82" table:style-name="ce10">
            <text:p>1 705,8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évr</text:p>
          </table:table-cell>
          <table:table-cell office:value-type="currency" office:value="926.05" table:style-name="ce10">
            <text:p>926,1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s</text:p>
          </table:table-cell>
          <table:table-cell office:value-type="currency" office:value="1647.6999999999998" table:style-name="ce10">
            <text:p>1 647,7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vr</text:p>
          </table:table-cell>
          <table:table-cell office:value-type="currency" office:value="1052.0899999999999" table:style-name="ce10">
            <text:p>1 052,1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i</text:p>
          </table:table-cell>
          <table:table-cell office:value-type="currency" office:value="1393.4499999999998" table:style-name="ce10">
            <text:p>1 393,5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in</text:p>
          </table:table-cell>
          <table:table-cell office:value-type="currency" office:value="2308.7499999999995" table:style-name="ce10">
            <text:p>2 308,8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juil</text:p>
          </table:table-cell>
          <table:table-cell office:value-type="currency" office:value="1263.1600000000001" table:style-name="ce10">
            <text:p>1 263,2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oût</text:p>
          </table:table-cell>
          <table:table-cell office:value-type="currency" office:value="1490.8999999999999" table:style-name="ce10">
            <text:p>1 490,9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pt</text:p>
          </table:table-cell>
          <table:table-cell office:value-type="currency" office:value="1524.06" table:style-name="ce10">
            <text:p>1 524,1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ct</text:p>
          </table:table-cell>
          <table:table-cell office:value-type="currency" office:value="1755.5700000000002" table:style-name="ce10">
            <text:p>1 755,6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v</text:p>
          </table:table-cell>
          <table:table-cell office:value-type="currency" office:value="1311.4699999999998" table:style-name="ce10">
            <text:p>1 311,5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éc</text:p>
          </table:table-cell>
          <table:table-cell office:value-type="currency" office:value="1609.64" table:style-name="ce10">
            <text:p>1 609,6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currency" office:value="17988.659999999996" table:style-name="ce10">
            <text:p>17 988,7 €</text:p>
          </table:table-cell>
          <table:table-cell table:number-columns-repeated="16382"/>
        </table:table-row>
        <table:table-row table:number-rows-repeated="1048560" table:style-name="ro1">
          <table:table-cell table:number-columns-repeated="16384"/>
        </table:table-row>
      </table:table>
      <table:table table:name="Sales_by_Sales_person" table:style-name="ta1">
        <table:table-column table:style-name="co6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5" draw:style-name="a5" draw:name="Chart 1" svg:x="0.34375in" svg:y="0.19792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8">
            <text:p>Salesperson</text:p>
          </table:table-cell>
          <table:table-cell office:value-type="string" table:style-name="ce1">
            <text:p>Sum of TotalPr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rc Williams</text:p>
          </table:table-cell>
          <table:table-cell office:value-type="currency" office:value="4896.13" table:style-name="ce9">
            <text:p>4 896,13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mily Moore</text:p>
          </table:table-cell>
          <table:table-cell office:value-type="currency" office:value="3152.11" table:style-name="ce9">
            <text:p>3 152,11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my Brown</text:p>
          </table:table-cell>
          <table:table-cell office:value-type="currency" office:value="2303.7600000000002" table:style-name="ce9">
            <text:p>2 303,76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ra Davis</text:p>
          </table:table-cell>
          <table:table-cell office:value-type="currency" office:value="1975.3000000000002" table:style-name="ce9">
            <text:p>1 975,30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acy Peters</text:p>
          </table:table-cell>
          <table:table-cell office:value-type="currency" office:value="1930.61" table:style-name="ce9">
            <text:p>1 930,61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ric Jones</text:p>
          </table:table-cell>
          <table:table-cell office:value-type="currency" office:value="1893.26" table:style-name="ce9">
            <text:p>1 893,26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vid Garcia</text:p>
          </table:table-cell>
          <table:table-cell office:value-type="currency" office:value="1837.4900000000002" table:style-name="ce9">
            <text:p>1 837,49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17988.66" table:style-name="ce1">
            <text:p>17988,66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table table:name="Total_sales_per_category" table:style-name="ta1">
        <table:table-column table:style-name="co7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6" draw:style-name="a6" draw:name="Chart 1" svg:x="0.15625in" svg:y="0.14583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8">
            <text:p>Category</text:p>
          </table:table-cell>
          <table:table-cell office:value-type="string" table:style-name="ce1">
            <text:p>Sum of TotalPr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s</text:p>
          </table:table-cell>
          <table:table-cell office:value-type="currency" office:value="5748.5299999999988" table:style-name="ce10">
            <text:p>5 748,5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kies</text:p>
          </table:table-cell>
          <table:table-cell office:value-type="currency" office:value="8395.7800000000007" table:style-name="ce10">
            <text:p>8 395,8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ackers</text:p>
          </table:table-cell>
          <table:table-cell office:value-type="currency" office:value="2502.33" table:style-name="ce10">
            <text:p>2 502,3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acks</text:p>
          </table:table-cell>
          <table:table-cell office:value-type="currency" office:value="1342.0200000000002" table:style-name="ce10">
            <text:p>1 342,0 €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17988.66" table:style-name="ce1">
            <text:p>17988,66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Sales_per_category" table:style-name="ta1">
        <table:table-column table:style-name="co7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draw:z-index="1" draw:id="id7" draw:style-name="a7" draw:name="Chart 1" svg:x="0.125in" svg:y="0.125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string" table:style-name="ce8">
            <text:p>Category</text:p>
          </table:table-cell>
          <table:table-cell office:value-type="string" table:style-name="ce1">
            <text:p>Sum of Qua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rs</text:p>
          </table:table-cell>
          <table:table-cell office:value-type="percentage" office:value="0.38426426426426424" table:style-name="ce12">
            <text:p>38,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okies</text:p>
          </table:table-cell>
          <table:table-cell office:value-type="percentage" office:value="0.43519519519519517" table:style-name="ce12">
            <text:p>43,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rackers</text:p>
          </table:table-cell>
          <table:table-cell office:value-type="percentage" office:value="8.6126126126126121E-2" table:style-name="ce12">
            <text:p>8,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nacks</text:p>
          </table:table-cell>
          <table:table-cell office:value-type="percentage" office:value="9.4414414414414408E-2" table:style-name="ce12">
            <text:p>9,4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percentage" office:value="1" table:style-name="ce11">
            <text:p>100,00%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profite_per_city" table:style-name="ta1">
        <table:table-column table:style-name="co4" table:default-cell-style-name="ce1"/>
        <table:table-column table:style-name="co5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City</text:p>
          </table:table-cell>
          <table:table-cell office:value-type="string" table:style-name="ce1">
            <text:p>Sum of TotalPr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oston</text:p>
          </table:table-cell>
          <table:table-cell office:value-type="percentage" office:value="0.40263032377064223" table:style-name="ce11">
            <text:p>40,2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os Angeles</text:p>
          </table:table-cell>
          <table:table-cell office:value-type="percentage" office:value="0.20987611083871724" table:style-name="ce11">
            <text:p>20,9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ew York</text:p>
          </table:table-cell>
          <table:table-cell office:value-type="percentage" office:value="0.27094347216524189" table:style-name="ce11">
            <text:p>27,0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n Diego</text:p>
          </table:table-cell>
          <table:table-cell office:value-type="percentage" office:value="0.11655009322539867" table:style-name="ce11">
            <text:p>11,66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percentage" office:value="1" table:style-name="ce11">
            <text:p>100,00%</text:p>
          </table:table-cell>
          <table:table-cell table:number-columns-repeated="16382"/>
        </table:table-row>
        <table:table-row table:style-name="ro1">
          <table:table-cell table:style-name="ce1">
            <draw:frame draw:z-index="1" draw:id="id8" draw:style-name="a8" draw:name="Chart 1" svg:x="0.83333in" svg:y="0.19792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67" table:style-name="ro1">
          <table:table-cell table:number-columns-repeated="16384"/>
        </table:table-row>
      </table:table>
      <table:table table:name="Sales_per_product" table:style-name="ta1">
        <table:table-column table:style-name="co9" table:default-cell-style-name="ce1"/>
        <table:table-column table:style-name="co8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8">
            <text:p>Product</text:p>
          </table:table-cell>
          <table:table-cell office:value-type="string" table:style-name="ce1">
            <text:p>Sum of Quantity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rrowroot</text:p>
          </table:table-cell>
          <table:table-cell office:value-type="float" office:value="1220" table:style-name="ce1">
            <text:p>12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nana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an</text:p>
          </table:table-cell>
          <table:table-cell office:value-type="float" office:value="713" table:style-name="ce1">
            <text:p>7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rot</text:p>
          </table:table-cell>
          <table:table-cell office:value-type="float" office:value="2456" table:style-name="ce1">
            <text:p>24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ocolate Chip</text:p>
          </table:table-cell>
          <table:table-cell office:value-type="float" office:value="1122" table:style-name="ce1">
            <text:p>11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atmeal Raisin</text:p>
          </table:table-cell>
          <table:table-cell office:value-type="float" office:value="1281" table:style-name="ce1">
            <text:p>12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otato Chips</text:p>
          </table:table-cell>
          <table:table-cell office:value-type="float" office:value="759" table:style-name="ce1">
            <text:p>7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tzels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hole Wheat</text:p>
          </table:table-cell>
          <table:table-cell office:value-type="float" office:value="717" table:style-name="ce1">
            <text:p>7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8325" table:style-name="ce1">
            <text:p>8325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  <table:table table:name="Sales_Data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2"/>
        <table:table-column table:style-name="co3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2"/>
        <table:table-column table:style-name="co4" table:default-cell-style-name="ce2"/>
        <table:table-column table:style-name="co15" table:default-cell-style-name="ce2"/>
        <table:table-column table:style-name="co16" table:default-cell-style-name="ce1"/>
        <table:table-column table:style-name="co1" table:number-columns-repeated="16374" table:default-cell-style-name="ce1"/>
        <table:table-row table:style-name="ro1">
          <table:table-cell office:value-type="string" table:style-name="ce5">
            <text:p>OrderDate</text:p>
          </table:table-cell>
          <table:table-cell office:value-type="string" table:style-name="ce5">
            <text:p>Month</text:p>
          </table:table-cell>
          <table:table-cell office:value-type="string" table:style-name="ce6">
            <text:p>Region</text:p>
          </table:table-cell>
          <table:table-cell office:value-type="string" table:style-name="ce7">
            <text:p>City</text:p>
          </table:table-cell>
          <table:table-cell office:value-type="string" table:style-name="ce7">
            <text:p>Category</text:p>
          </table:table-cell>
          <table:table-cell office:value-type="string" table:style-name="ce7">
            <text:p>Product</text:p>
          </table:table-cell>
          <table:table-cell office:value-type="string" table:style-name="ce6">
            <text:p>Quantity</text:p>
          </table:table-cell>
          <table:table-cell office:value-type="string" table:style-name="ce6">
            <text:p>UnitPrice</text:p>
          </table:table-cell>
          <table:table-cell office:value-type="string" table:style-name="ce6">
            <text:p>TotalPrice</text:p>
          </table:table-cell>
          <table:table-cell office:value-type="string" table:style-name="ce7">
            <text:p>Salesperson</text:p>
          </table:table-cell>
          <table:table-cell table:number-columns-repeated="16374"/>
        </table:table-row>
        <table:table-row table:style-name="ro1">
          <table:table-cell office:value-type="date" office:date-value="2020-01-01T00:00:00" table:style-name="ce3">
            <text:p>01/01/2020</text:p>
          </table:table-cell>
          <table:table-cell office:value-type="string" office:string-value="janv" table:formula="of:=TEXT([.A2];&quot;mmm&quot;)" table:style-name="ce3">
            <text:p>jan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3" table:style-name="ce2">
            <text:p>33</text:p>
          </table:table-cell>
          <table:table-cell office:value-type="float" office:value="1.77" table:style-name="ce4">
            <text:p>$1,77</text:p>
          </table:table-cell>
          <table:table-cell office:value-type="float" office:value="58.41" table:style-name="ce4">
            <text:p>$58,41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1-04T00:00:00" table:style-name="ce3">
            <text:p>04/01/2020</text:p>
          </table:table-cell>
          <table:table-cell office:value-type="string" office:string-value="janv" table:formula="of:=TEXT([.A3];&quot;mmm&quot;)" table:style-name="ce3">
            <text:p>jan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87" table:style-name="ce2">
            <text:p>87</text:p>
          </table:table-cell>
          <table:table-cell office:value-type="float" office:value="3.49" table:style-name="ce4">
            <text:p>$3,49</text:p>
          </table:table-cell>
          <table:table-cell office:value-type="float" office:value="303.63" table:style-name="ce4">
            <text:p>$303,63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1-07T00:00:00" table:style-name="ce3">
            <text:p>07/01/2020</text:p>
          </table:table-cell>
          <table:table-cell office:value-type="string" office:string-value="janv" table:formula="of:=TEXT([.A4];&quot;mmm&quot;)" table:style-name="ce3">
            <text:p>janv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8" table:style-name="ce2">
            <text:p>58</text:p>
          </table:table-cell>
          <table:table-cell office:value-type="float" office:value="1.87" table:style-name="ce4">
            <text:p>$1,87</text:p>
          </table:table-cell>
          <table:table-cell office:value-type="float" office:value="108.46" table:style-name="ce4">
            <text:p>$108,46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1-10T00:00:00" table:style-name="ce3">
            <text:p>10/01/2020</text:p>
          </table:table-cell>
          <table:table-cell office:value-type="string" office:string-value="janv" table:formula="of:=TEXT([.A5];&quot;mmm&quot;)" table:style-name="ce3">
            <text:p>jan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2" table:style-name="ce2">
            <text:p>82</text:p>
          </table:table-cell>
          <table:table-cell office:value-type="float" office:value="1.87" table:style-name="ce4">
            <text:p>$1,87</text:p>
          </table:table-cell>
          <table:table-cell office:value-type="float" office:value="153.34" table:style-name="ce4">
            <text:p>$153,34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1-13T00:00:00" table:style-name="ce3">
            <text:p>13/01/2020</text:p>
          </table:table-cell>
          <table:table-cell office:value-type="string" office:string-value="janv" table:formula="of:=TEXT([.A6];&quot;mmm&quot;)" table:style-name="ce3">
            <text:p>jan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8" table:style-name="ce2">
            <text:p>38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82.84" table:style-name="ce4">
            <text:p>$82,84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1-16T00:00:00" table:style-name="ce3">
            <text:p>16/01/2020</text:p>
          </table:table-cell>
          <table:table-cell office:value-type="string" office:string-value="janv" table:formula="of:=TEXT([.A7];&quot;mmm&quot;)" table:style-name="ce3">
            <text:p>jan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4" table:style-name="ce2">
            <text:p>54</text:p>
          </table:table-cell>
          <table:table-cell office:value-type="float" office:value="1.77" table:style-name="ce4">
            <text:p>$1,77</text:p>
          </table:table-cell>
          <table:table-cell office:value-type="float" office:value="95.58" table:style-name="ce4">
            <text:p>$95,58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1-19T00:00:00" table:style-name="ce3">
            <text:p>19/01/2020</text:p>
          </table:table-cell>
          <table:table-cell office:value-type="string" office:string-value="janv" table:formula="of:=TEXT([.A8];&quot;mmm&quot;)" table:style-name="ce3">
            <text:p>jan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149" table:style-name="ce2">
            <text:p>149</text:p>
          </table:table-cell>
          <table:table-cell office:value-type="float" office:value="3.49" table:style-name="ce4">
            <text:p>$3,49</text:p>
          </table:table-cell>
          <table:table-cell office:value-type="float" office:value="520.01" table:style-name="ce4">
            <text:p>$520,01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01-22T00:00:00" table:style-name="ce3">
            <text:p>22/01/2020</text:p>
          </table:table-cell>
          <table:table-cell office:value-type="string" office:string-value="janv" table:formula="of:=TEXT([.A9];&quot;mmm&quot;)" table:style-name="ce3">
            <text:p>janv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1" table:style-name="ce2">
            <text:p>51</text:p>
          </table:table-cell>
          <table:table-cell office:value-type="float" office:value="1.77" table:style-name="ce4">
            <text:p>$1,77</text:p>
          </table:table-cell>
          <table:table-cell office:value-type="float" office:value="90.27" table:style-name="ce4">
            <text:p>$90,27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1-25T00:00:00" table:style-name="ce3">
            <text:p>25/01/2020</text:p>
          </table:table-cell>
          <table:table-cell office:value-type="string" office:string-value="janv" table:formula="of:=TEXT([.A10];&quot;mmm&quot;)" table:style-name="ce3">
            <text:p>jan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0" table:style-name="ce2">
            <text:p>100</text:p>
          </table:table-cell>
          <table:table-cell office:value-type="float" office:value="1.77" table:style-name="ce4">
            <text:p>$1,77</text:p>
          </table:table-cell>
          <table:table-cell office:value-type="float" office:value="177" table:style-name="ce4">
            <text:p>$177,00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1-28T00:00:00" table:style-name="ce3">
            <text:p>28/01/2020</text:p>
          </table:table-cell>
          <table:table-cell office:value-type="string" office:string-value="janv" table:formula="of:=TEXT([.A11];&quot;mmm&quot;)" table:style-name="ce3">
            <text:p>jan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2">
            <text:p>28</text:p>
          </table:table-cell>
          <table:table-cell office:value-type="float" office:value="1.35" table:style-name="ce4">
            <text:p>$1,35</text:p>
          </table:table-cell>
          <table:table-cell office:value-type="float" office:value="37.799999999999997" table:style-name="ce4">
            <text:p>$37,80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1-31T00:00:00" table:style-name="ce3">
            <text:p>31/01/2020</text:p>
          </table:table-cell>
          <table:table-cell office:value-type="string" office:string-value="janv" table:formula="of:=TEXT([.A12];&quot;mmm&quot;)" table:style-name="ce3">
            <text:p>jan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6" table:style-name="ce2">
            <text:p>36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78.48" table:style-name="ce4">
            <text:p>$78,48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2-03T00:00:00" table:style-name="ce3">
            <text:p>03/02/2020</text:p>
          </table:table-cell>
          <table:table-cell office:value-type="string" office:string-value="févr" table:formula="of:=TEXT([.A13];&quot;mmm&quot;)" table:style-name="ce3">
            <text:p>fé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1" table:style-name="ce2">
            <text:p>31</text:p>
          </table:table-cell>
          <table:table-cell office:value-type="float" office:value="1.87" table:style-name="ce4">
            <text:p>$1,87</text:p>
          </table:table-cell>
          <table:table-cell office:value-type="float" office:value="57.97" table:style-name="ce4">
            <text:p>$57,97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2-06T00:00:00" table:style-name="ce3">
            <text:p>06/02/2020</text:p>
          </table:table-cell>
          <table:table-cell office:value-type="string" office:string-value="févr" table:formula="of:=TEXT([.A14];&quot;mmm&quot;)" table:style-name="ce3">
            <text:p>fé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8" table:style-name="ce2">
            <text:p>28</text:p>
          </table:table-cell>
          <table:table-cell office:value-type="float" office:value="3.49" table:style-name="ce4">
            <text:p>$3,49</text:p>
          </table:table-cell>
          <table:table-cell office:value-type="float" office:value="97.72" table:style-name="ce4">
            <text:p>$97,72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02-09T00:00:00" table:style-name="ce3">
            <text:p>09/02/2020</text:p>
          </table:table-cell>
          <table:table-cell office:value-type="string" office:string-value="févr" table:formula="of:=TEXT([.A15];&quot;mmm&quot;)" table:style-name="ce3">
            <text:p>févr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4" table:style-name="ce2">
            <text:p>44</text:p>
          </table:table-cell>
          <table:table-cell office:value-type="float" office:value="1.77" table:style-name="ce4">
            <text:p>$1,77</text:p>
          </table:table-cell>
          <table:table-cell office:value-type="float" office:value="77.88" table:style-name="ce4">
            <text:p>$77,88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2-12T00:00:00" table:style-name="ce3">
            <text:p>12/02/2020</text:p>
          </table:table-cell>
          <table:table-cell office:value-type="string" office:string-value="févr" table:formula="of:=TEXT([.A16];&quot;mmm&quot;)" table:style-name="ce3">
            <text:p>fé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3" table:style-name="ce2">
            <text:p>23</text:p>
          </table:table-cell>
          <table:table-cell office:value-type="float" office:value="1.77" table:style-name="ce4">
            <text:p>$1,77</text:p>
          </table:table-cell>
          <table:table-cell office:value-type="float" office:value="40.71" table:style-name="ce4">
            <text:p>$40,71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2-15T00:00:00" table:style-name="ce3">
            <text:p>15/02/2020</text:p>
          </table:table-cell>
          <table:table-cell office:value-type="string" office:string-value="févr" table:formula="of:=TEXT([.A17];&quot;mmm&quot;)" table:style-name="ce3">
            <text:p>fé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7" table:style-name="ce2">
            <text:p>27</text:p>
          </table:table-cell>
          <table:table-cell office:value-type="float" office:value="1.35" table:style-name="ce4">
            <text:p>$1,35</text:p>
          </table:table-cell>
          <table:table-cell office:value-type="float" office:value="36.450000000000003" table:style-name="ce4">
            <text:p>$36,45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2-18T00:00:00" table:style-name="ce3">
            <text:p>18/02/2020</text:p>
          </table:table-cell>
          <table:table-cell office:value-type="string" office:string-value="févr" table:formula="of:=TEXT([.A18];&quot;mmm&quot;)" table:style-name="ce3">
            <text:p>fé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3" table:style-name="ce2">
            <text:p>43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93.74" table:style-name="ce4">
            <text:p>$93,74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2-21T00:00:00" table:style-name="ce3">
            <text:p>21/02/2020</text:p>
          </table:table-cell>
          <table:table-cell office:value-type="string" office:string-value="févr" table:formula="of:=TEXT([.A19];&quot;mmm&quot;)" table:style-name="ce3">
            <text:p>fé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23" table:style-name="ce2">
            <text:p>123</text:p>
          </table:table-cell>
          <table:table-cell office:value-type="float" office:value="2.84" table:style-name="ce4">
            <text:p>$2,84</text:p>
          </table:table-cell>
          <table:table-cell office:value-type="float" office:value="349.32" table:style-name="ce4">
            <text:p>$349,32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2-24T00:00:00" table:style-name="ce3">
            <text:p>24/02/2020</text:p>
          </table:table-cell>
          <table:table-cell office:value-type="string" office:string-value="févr" table:formula="of:=TEXT([.A20];&quot;mmm&quot;)" table:style-name="ce3">
            <text:p>févr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42" table:style-name="ce2">
            <text:p>42</text:p>
          </table:table-cell>
          <table:table-cell office:value-type="float" office:value="1.87" table:style-name="ce4">
            <text:p>$1,87</text:p>
          </table:table-cell>
          <table:table-cell office:value-type="float" office:value="78.540000000000006" table:style-name="ce4">
            <text:p>$78,54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2-27T00:00:00" table:style-name="ce3">
            <text:p>27/02/2020</text:p>
          </table:table-cell>
          <table:table-cell office:value-type="string" office:string-value="févr" table:formula="of:=TEXT([.A21];&quot;mmm&quot;)" table:style-name="ce3">
            <text:p>févr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3" table:style-name="ce2">
            <text:p>33</text:p>
          </table:table-cell>
          <table:table-cell office:value-type="float" office:value="2.84" table:style-name="ce4">
            <text:p>$2,84</text:p>
          </table:table-cell>
          <table:table-cell office:value-type="float" office:value="93.72" table:style-name="ce4">
            <text:p>$93,72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3-02T00:00:00" table:style-name="ce3">
            <text:p>02/03/2020</text:p>
          </table:table-cell>
          <table:table-cell office:value-type="string" office:string-value="mars" table:formula="of:=TEXT([.A22];&quot;mmm&quot;)" table:style-name="ce3">
            <text:p>mars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5" table:style-name="ce2">
            <text:p>85</text:p>
          </table:table-cell>
          <table:table-cell office:value-type="float" office:value="1.87" table:style-name="ce4">
            <text:p>$1,87</text:p>
          </table:table-cell>
          <table:table-cell office:value-type="float" office:value="158.94999999999999" table:style-name="ce4">
            <text:p>$158,95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3-05T00:00:00" table:style-name="ce3">
            <text:p>05/03/2020</text:p>
          </table:table-cell>
          <table:table-cell office:value-type="string" office:string-value="mars" table:formula="of:=TEXT([.A23];&quot;mmm&quot;)" table:style-name="ce3">
            <text:p>mars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0" table:style-name="ce2">
            <text:p>30</text:p>
          </table:table-cell>
          <table:table-cell office:value-type="float" office:value="2.84" table:style-name="ce4">
            <text:p>$2,84</text:p>
          </table:table-cell>
          <table:table-cell office:value-type="float" office:value="85.2" table:style-name="ce4">
            <text:p>$85,20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3-08T00:00:00" table:style-name="ce3">
            <text:p>08/03/2020</text:p>
          </table:table-cell>
          <table:table-cell office:value-type="string" office:string-value="mars" table:formula="of:=TEXT([.A24];&quot;mmm&quot;)" table:style-name="ce3">
            <text:p>mars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1" table:style-name="ce2">
            <text:p>61</text:p>
          </table:table-cell>
          <table:table-cell office:value-type="float" office:value="1.77" table:style-name="ce4">
            <text:p>$1,77</text:p>
          </table:table-cell>
          <table:table-cell office:value-type="float" office:value="107.97" table:style-name="ce4">
            <text:p>$107,97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3-11T00:00:00" table:style-name="ce3">
            <text:p>11/03/2020</text:p>
          </table:table-cell>
          <table:table-cell office:value-type="string" office:string-value="mars" table:formula="of:=TEXT([.A25];&quot;mmm&quot;)" table:style-name="ce3">
            <text:p>mars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0" table:style-name="ce2">
            <text:p>40</text:p>
          </table:table-cell>
          <table:table-cell office:value-type="float" office:value="3.49" table:style-name="ce4">
            <text:p>$3,49</text:p>
          </table:table-cell>
          <table:table-cell office:value-type="float" office:value="139.6" table:style-name="ce4">
            <text:p>$139,60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3-14T00:00:00" table:style-name="ce3">
            <text:p>14/03/2020</text:p>
          </table:table-cell>
          <table:table-cell office:value-type="string" office:string-value="mars" table:formula="of:=TEXT([.A26];&quot;mmm&quot;)" table:style-name="ce3">
            <text:p>mars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6" table:style-name="ce2">
            <text:p>86</text:p>
          </table:table-cell>
          <table:table-cell office:value-type="float" office:value="1.87" table:style-name="ce4">
            <text:p>$1,87</text:p>
          </table:table-cell>
          <table:table-cell office:value-type="float" office:value="160.82" table:style-name="ce4">
            <text:p>$160,82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3-17T00:00:00" table:style-name="ce3">
            <text:p>17/03/2020</text:p>
          </table:table-cell>
          <table:table-cell office:value-type="string" office:string-value="mars" table:formula="of:=TEXT([.A27];&quot;mmm&quot;)" table:style-name="ce3">
            <text:p>mars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8" table:style-name="ce2">
            <text:p>38</text:p>
          </table:table-cell>
          <table:table-cell office:value-type="float" office:value="1.77" table:style-name="ce4">
            <text:p>$1,77</text:p>
          </table:table-cell>
          <table:table-cell office:value-type="float" office:value="67.260000000000005" table:style-name="ce4">
            <text:p>$67,26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3-20T00:00:00" table:style-name="ce3">
            <text:p>20/03/2020</text:p>
          </table:table-cell>
          <table:table-cell office:value-type="string" office:string-value="mars" table:formula="of:=TEXT([.A28];&quot;mmm&quot;)" table:style-name="ce3">
            <text:p>mars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8" table:style-name="ce2">
            <text:p>68</text:p>
          </table:table-cell>
          <table:table-cell office:value-type="float" office:value="1.68" table:style-name="ce4">
            <text:p>$1,68</text:p>
          </table:table-cell>
          <table:table-cell office:value-type="float" office:value="114.24" table:style-name="ce4">
            <text:p>$114,24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3-23T00:00:00" table:style-name="ce3">
            <text:p>23/03/2020</text:p>
          </table:table-cell>
          <table:table-cell office:value-type="string" office:string-value="mars" table:formula="of:=TEXT([.A29];&quot;mmm&quot;)" table:style-name="ce3">
            <text:p>mars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9" table:style-name="ce2">
            <text:p>39</text:p>
          </table:table-cell>
          <table:table-cell office:value-type="float" office:value="1.87" table:style-name="ce4">
            <text:p>$1,87</text:p>
          </table:table-cell>
          <table:table-cell office:value-type="float" office:value="72.930000000000007" table:style-name="ce4">
            <text:p>$72,93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03-26T00:00:00" table:style-name="ce3">
            <text:p>26/03/2020</text:p>
          </table:table-cell>
          <table:table-cell office:value-type="string" office:string-value="mars" table:formula="of:=TEXT([.A30];&quot;mmm&quot;)" table:style-name="ce3">
            <text:p>mars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103" table:style-name="ce2">
            <text:p>103</text:p>
          </table:table-cell>
          <table:table-cell office:value-type="float" office:value="1.87" table:style-name="ce4">
            <text:p>$1,87</text:p>
          </table:table-cell>
          <table:table-cell office:value-type="float" office:value="192.61" table:style-name="ce4">
            <text:p>$192,61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3-29T00:00:00" table:style-name="ce3">
            <text:p>29/03/2020</text:p>
          </table:table-cell>
          <table:table-cell office:value-type="string" office:string-value="mars" table:formula="of:=TEXT([.A31];&quot;mmm&quot;)" table:style-name="ce3">
            <text:p>mars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93" table:style-name="ce2">
            <text:p>193</text:p>
          </table:table-cell>
          <table:table-cell office:value-type="float" office:value="2.84" table:style-name="ce4">
            <text:p>$2,84</text:p>
          </table:table-cell>
          <table:table-cell office:value-type="float" office:value="548.12" table:style-name="ce4">
            <text:p>$548,12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4-01T00:00:00" table:style-name="ce3">
            <text:p>01/04/2020</text:p>
          </table:table-cell>
          <table:table-cell office:value-type="string" office:string-value="avr" table:formula="of:=TEXT([.A32];&quot;mmm&quot;)" table:style-name="ce3">
            <text:p>avr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2">
            <text:p>58</text:p>
          </table:table-cell>
          <table:table-cell office:value-type="float" office:value="1.77" table:style-name="ce4">
            <text:p>$1,77</text:p>
          </table:table-cell>
          <table:table-cell office:value-type="float" office:value="102.66" table:style-name="ce4">
            <text:p>$102,66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4-04T00:00:00" table:style-name="ce3">
            <text:p>04/04/2020</text:p>
          </table:table-cell>
          <table:table-cell office:value-type="string" office:string-value="avr" table:formula="of:=TEXT([.A33];&quot;mmm&quot;)" table:style-name="ce3">
            <text:p>avr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8" table:style-name="ce2">
            <text:p>68</text:p>
          </table:table-cell>
          <table:table-cell office:value-type="float" office:value="1.68" table:style-name="ce4">
            <text:p>$1,68</text:p>
          </table:table-cell>
          <table:table-cell office:value-type="float" office:value="114.24" table:style-name="ce4">
            <text:p>$114,24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4-07T00:00:00" table:style-name="ce3">
            <text:p>07/04/2020</text:p>
          </table:table-cell>
          <table:table-cell office:value-type="string" office:string-value="avr" table:formula="of:=TEXT([.A34];&quot;mmm&quot;)" table:style-name="ce3">
            <text:p>a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1" table:style-name="ce2">
            <text:p>91</text:p>
          </table:table-cell>
          <table:table-cell office:value-type="float" office:value="1.77" table:style-name="ce4">
            <text:p>$1,77</text:p>
          </table:table-cell>
          <table:table-cell office:value-type="float" office:value="161.07" table:style-name="ce4">
            <text:p>$161,07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4-10T00:00:00" table:style-name="ce3">
            <text:p>10/04/2020</text:p>
          </table:table-cell>
          <table:table-cell office:value-type="string" office:string-value="avr" table:formula="of:=TEXT([.A35];&quot;mmm&quot;)" table:style-name="ce3">
            <text:p>a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3" table:style-name="ce2">
            <text:p>23</text:p>
          </table:table-cell>
          <table:table-cell office:value-type="float" office:value="3.49" table:style-name="ce4">
            <text:p>$3,49</text:p>
          </table:table-cell>
          <table:table-cell office:value-type="float" office:value="80.27" table:style-name="ce4">
            <text:p>$80,27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4-13T00:00:00" table:style-name="ce3">
            <text:p>13/04/2020</text:p>
          </table:table-cell>
          <table:table-cell office:value-type="string" office:string-value="avr" table:formula="of:=TEXT([.A36];&quot;mmm&quot;)" table:style-name="ce3">
            <text:p>avr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2">
            <text:p>28</text:p>
          </table:table-cell>
          <table:table-cell office:value-type="float" office:value="1.68" table:style-name="ce4">
            <text:p>$1,68</text:p>
          </table:table-cell>
          <table:table-cell office:value-type="float" office:value="47.04" table:style-name="ce4">
            <text:p>$47,04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4-16T00:00:00" table:style-name="ce3">
            <text:p>16/04/2020</text:p>
          </table:table-cell>
          <table:table-cell office:value-type="string" office:string-value="avr" table:formula="of:=TEXT([.A37];&quot;mmm&quot;)" table:style-name="ce3">
            <text:p>a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8" table:style-name="ce2">
            <text:p>48</text:p>
          </table:table-cell>
          <table:table-cell office:value-type="float" office:value="1.77" table:style-name="ce4">
            <text:p>$1,77</text:p>
          </table:table-cell>
          <table:table-cell office:value-type="float" office:value="84.96" table:style-name="ce4">
            <text:p>$84,96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4-19T00:00:00" table:style-name="ce3">
            <text:p>19/04/2020</text:p>
          </table:table-cell>
          <table:table-cell office:value-type="string" office:string-value="avr" table:formula="of:=TEXT([.A38];&quot;mmm&quot;)" table:style-name="ce3">
            <text:p>a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134" table:style-name="ce2">
            <text:p>134</text:p>
          </table:table-cell>
          <table:table-cell office:value-type="float" office:value="1.68" table:style-name="ce4">
            <text:p>$1,68</text:p>
          </table:table-cell>
          <table:table-cell office:value-type="float" office:value="225.12" table:style-name="ce4">
            <text:p>$225,12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4-22T00:00:00" table:style-name="ce3">
            <text:p>22/04/2020</text:p>
          </table:table-cell>
          <table:table-cell office:value-type="string" office:string-value="avr" table:formula="of:=TEXT([.A39];&quot;mmm&quot;)" table:style-name="ce3">
            <text:p>avr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0" table:style-name="ce2">
            <text:p>20</text:p>
          </table:table-cell>
          <table:table-cell office:value-type="float" office:value="1.77" table:style-name="ce4">
            <text:p>$1,77</text:p>
          </table:table-cell>
          <table:table-cell office:value-type="float" office:value="35.4" table:style-name="ce4">
            <text:p>$35,40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4-25T00:00:00" table:style-name="ce3">
            <text:p>25/04/2020</text:p>
          </table:table-cell>
          <table:table-cell office:value-type="string" office:string-value="avr" table:formula="of:=TEXT([.A40];&quot;mmm&quot;)" table:style-name="ce3">
            <text:p>a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3" table:style-name="ce2">
            <text:p>53</text:p>
          </table:table-cell>
          <table:table-cell office:value-type="float" office:value="1.77" table:style-name="ce4">
            <text:p>$1,77</text:p>
          </table:table-cell>
          <table:table-cell office:value-type="float" office:value="93.81" table:style-name="ce4">
            <text:p>$93,81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4-28T00:00:00" table:style-name="ce3">
            <text:p>28/04/2020</text:p>
          </table:table-cell>
          <table:table-cell office:value-type="string" office:string-value="avr" table:formula="of:=TEXT([.A41];&quot;mmm&quot;)" table:style-name="ce3">
            <text:p>avr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4" table:style-name="ce2">
            <text:p>64</text:p>
          </table:table-cell>
          <table:table-cell office:value-type="float" office:value="1.68" table:style-name="ce4">
            <text:p>$1,68</text:p>
          </table:table-cell>
          <table:table-cell office:value-type="float" office:value="107.52" table:style-name="ce4">
            <text:p>$107,52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5-01T00:00:00" table:style-name="ce3">
            <text:p>01/05/2020</text:p>
          </table:table-cell>
          <table:table-cell office:value-type="string" office:string-value="mai" table:formula="of:=TEXT([.A42];&quot;mmm&quot;)" table:style-name="ce3">
            <text:p>mai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3" table:style-name="ce2">
            <text:p>63</text:p>
          </table:table-cell>
          <table:table-cell office:value-type="float" office:value="1.87" table:style-name="ce4">
            <text:p>$1,87</text:p>
          </table:table-cell>
          <table:table-cell office:value-type="float" office:value="117.81" table:style-name="ce4">
            <text:p>$117,81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5-04T00:00:00" table:style-name="ce3">
            <text:p>04/05/2020</text:p>
          </table:table-cell>
          <table:table-cell office:value-type="string" office:string-value="mai" table:formula="of:=TEXT([.A43];&quot;mmm&quot;)" table:style-name="ce3">
            <text:p>mai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105" table:style-name="ce2">
            <text:p>105</text:p>
          </table:table-cell>
          <table:table-cell office:value-type="float" office:value="1.87" table:style-name="ce4">
            <text:p>$1,87</text:p>
          </table:table-cell>
          <table:table-cell office:value-type="float" office:value="196.35" table:style-name="ce4">
            <text:p>$196,35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5-07T00:00:00" table:style-name="ce3">
            <text:p>07/05/2020</text:p>
          </table:table-cell>
          <table:table-cell office:value-type="string" office:string-value="mai" table:formula="of:=TEXT([.A44];&quot;mmm&quot;)" table:style-name="ce3">
            <text:p>mai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38" table:style-name="ce2">
            <text:p>138</text:p>
          </table:table-cell>
          <table:table-cell office:value-type="float" office:value="2.84" table:style-name="ce4">
            <text:p>$2,84</text:p>
          </table:table-cell>
          <table:table-cell office:value-type="float" office:value="391.92" table:style-name="ce4">
            <text:p>$391,92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5-10T00:00:00" table:style-name="ce3">
            <text:p>10/05/2020</text:p>
          </table:table-cell>
          <table:table-cell office:value-type="string" office:string-value="mai" table:formula="of:=TEXT([.A45];&quot;mmm&quot;)" table:style-name="ce3">
            <text:p>mai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5" table:style-name="ce2">
            <text:p>25</text:p>
          </table:table-cell>
          <table:table-cell office:value-type="float" office:value="1.77" table:style-name="ce4">
            <text:p>$1,77</text:p>
          </table:table-cell>
          <table:table-cell office:value-type="float" office:value="44.25" table:style-name="ce4">
            <text:p>$44,25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05-13T00:00:00" table:style-name="ce3">
            <text:p>13/05/2020</text:p>
          </table:table-cell>
          <table:table-cell office:value-type="string" office:string-value="mai" table:formula="of:=TEXT([.A46];&quot;mmm&quot;)" table:style-name="ce3">
            <text:p>mai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2">
            <text:p>21</text:p>
          </table:table-cell>
          <table:table-cell office:value-type="float" office:value="3.49" table:style-name="ce4">
            <text:p>$3,49</text:p>
          </table:table-cell>
          <table:table-cell office:value-type="float" office:value="73.290000000000006" table:style-name="ce4">
            <text:p>$73,29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5-16T00:00:00" table:style-name="ce3">
            <text:p>16/05/2020</text:p>
          </table:table-cell>
          <table:table-cell office:value-type="string" office:string-value="mai" table:formula="of:=TEXT([.A47];&quot;mmm&quot;)" table:style-name="ce3">
            <text:p>mai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61" table:style-name="ce2">
            <text:p>61</text:p>
          </table:table-cell>
          <table:table-cell office:value-type="float" office:value="1.77" table:style-name="ce4">
            <text:p>$1,77</text:p>
          </table:table-cell>
          <table:table-cell office:value-type="float" office:value="107.97" table:style-name="ce4">
            <text:p>$107,97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5-19T00:00:00" table:style-name="ce3">
            <text:p>19/05/2020</text:p>
          </table:table-cell>
          <table:table-cell office:value-type="string" office:string-value="mai" table:formula="of:=TEXT([.A48];&quot;mmm&quot;)" table:style-name="ce3">
            <text:p>mai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49" table:style-name="ce2">
            <text:p>49</text:p>
          </table:table-cell>
          <table:table-cell office:value-type="float" office:value="1.68" table:style-name="ce4">
            <text:p>$1,68</text:p>
          </table:table-cell>
          <table:table-cell office:value-type="float" office:value="82.32" table:style-name="ce4">
            <text:p>$82,32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5-22T00:00:00" table:style-name="ce3">
            <text:p>22/05/2020</text:p>
          </table:table-cell>
          <table:table-cell office:value-type="string" office:string-value="mai" table:formula="of:=TEXT([.A49];&quot;mmm&quot;)" table:style-name="ce3">
            <text:p>mai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55" table:style-name="ce2">
            <text:p>55</text:p>
          </table:table-cell>
          <table:table-cell office:value-type="float" office:value="1.87" table:style-name="ce4">
            <text:p>$1,87</text:p>
          </table:table-cell>
          <table:table-cell office:value-type="float" office:value="102.85" table:style-name="ce4">
            <text:p>$102,85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5-25T00:00:00" table:style-name="ce3">
            <text:p>25/05/2020</text:p>
          </table:table-cell>
          <table:table-cell office:value-type="string" office:string-value="mai" table:formula="of:=TEXT([.A50];&quot;mmm&quot;)" table:style-name="ce3">
            <text:p>mai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7" table:style-name="ce2">
            <text:p>27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58.86" table:style-name="ce4">
            <text:p>$58,86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05-28T00:00:00" table:style-name="ce3">
            <text:p>28/05/2020</text:p>
          </table:table-cell>
          <table:table-cell office:value-type="string" office:string-value="mai" table:formula="of:=TEXT([.A51];&quot;mmm&quot;)" table:style-name="ce3">
            <text:p>mai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8" table:style-name="ce2">
            <text:p>58</text:p>
          </table:table-cell>
          <table:table-cell office:value-type="float" office:value="1.77" table:style-name="ce4">
            <text:p>$1,77</text:p>
          </table:table-cell>
          <table:table-cell office:value-type="float" office:value="102.66" table:style-name="ce4">
            <text:p>$102,66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5-31T00:00:00" table:style-name="ce3">
            <text:p>31/05/2020</text:p>
          </table:table-cell>
          <table:table-cell office:value-type="string" office:string-value="mai" table:formula="of:=TEXT([.A52];&quot;mmm&quot;)" table:style-name="ce3">
            <text:p>mai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3" table:style-name="ce2">
            <text:p>33</text:p>
          </table:table-cell>
          <table:table-cell office:value-type="float" office:value="3.49" table:style-name="ce4">
            <text:p>$3,49</text:p>
          </table:table-cell>
          <table:table-cell office:value-type="float" office:value="115.17" table:style-name="ce4">
            <text:p>$115,17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6-03T00:00:00" table:style-name="ce3">
            <text:p>03/06/2020</text:p>
          </table:table-cell>
          <table:table-cell office:value-type="string" office:string-value="juin" table:formula="of:=TEXT([.A53];&quot;mmm&quot;)" table:style-name="ce3">
            <text:p>juin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88" table:style-name="ce2">
            <text:p>288</text:p>
          </table:table-cell>
          <table:table-cell office:value-type="float" office:value="2.84" table:style-name="ce4">
            <text:p>$2,84</text:p>
          </table:table-cell>
          <table:table-cell office:value-type="float" office:value="817.92" table:style-name="ce4">
            <text:p>$817,92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6-06T00:00:00" table:style-name="ce3">
            <text:p>06/06/2020</text:p>
          </table:table-cell>
          <table:table-cell office:value-type="string" office:string-value="juin" table:formula="of:=TEXT([.A54];&quot;mmm&quot;)" table:style-name="ce3">
            <text:p>juin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6" table:style-name="ce2">
            <text:p>76</text:p>
          </table:table-cell>
          <table:table-cell office:value-type="float" office:value="1.87" table:style-name="ce4">
            <text:p>$1,87</text:p>
          </table:table-cell>
          <table:table-cell office:value-type="float" office:value="142.12" table:style-name="ce4">
            <text:p>$142,12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6-09T00:00:00" table:style-name="ce3">
            <text:p>09/06/2020</text:p>
          </table:table-cell>
          <table:table-cell office:value-type="string" office:string-value="juin" table:formula="of:=TEXT([.A55];&quot;mmm&quot;)" table:style-name="ce3">
            <text:p>juin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2" table:style-name="ce2">
            <text:p>42</text:p>
          </table:table-cell>
          <table:table-cell office:value-type="float" office:value="1.77" table:style-name="ce4">
            <text:p>$1,77</text:p>
          </table:table-cell>
          <table:table-cell office:value-type="float" office:value="74.34" table:style-name="ce4">
            <text:p>$74,34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6-12T00:00:00" table:style-name="ce3">
            <text:p>12/06/2020</text:p>
          </table:table-cell>
          <table:table-cell office:value-type="string" office:string-value="juin" table:formula="of:=TEXT([.A56];&quot;mmm&quot;)" table:style-name="ce3">
            <text:p>juin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0" table:style-name="ce2">
            <text:p>20</text:p>
          </table:table-cell>
          <table:table-cell office:value-type="float" office:value="3.49" table:style-name="ce4">
            <text:p>$3,49</text:p>
          </table:table-cell>
          <table:table-cell office:value-type="float" office:value="69.8" table:style-name="ce4">
            <text:p>$69,80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6-15T00:00:00" table:style-name="ce3">
            <text:p>15/06/2020</text:p>
          </table:table-cell>
          <table:table-cell office:value-type="string" office:string-value="juin" table:formula="of:=TEXT([.A57];&quot;mmm&quot;)" table:style-name="ce3">
            <text:p>juin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5" table:style-name="ce2">
            <text:p>75</text:p>
          </table:table-cell>
          <table:table-cell office:value-type="float" office:value="1.77" table:style-name="ce4">
            <text:p>$1,77</text:p>
          </table:table-cell>
          <table:table-cell office:value-type="float" office:value="132.75" table:style-name="ce4">
            <text:p>$132,75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6-18T00:00:00" table:style-name="ce3">
            <text:p>18/06/2020</text:p>
          </table:table-cell>
          <table:table-cell office:value-type="string" office:string-value="juin" table:formula="of:=TEXT([.A58];&quot;mmm&quot;)" table:style-name="ce3">
            <text:p>juin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8" table:style-name="ce2">
            <text:p>38</text:p>
          </table:table-cell>
          <table:table-cell office:value-type="float" office:value="3.49" table:style-name="ce4">
            <text:p>$3,49</text:p>
          </table:table-cell>
          <table:table-cell office:value-type="float" office:value="132.62" table:style-name="ce4">
            <text:p>$132,62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6-21T00:00:00" table:style-name="ce3">
            <text:p>21/06/2020</text:p>
          </table:table-cell>
          <table:table-cell office:value-type="string" office:string-value="juin" table:formula="of:=TEXT([.A59];&quot;mmm&quot;)" table:style-name="ce3">
            <text:p>juin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06" table:style-name="ce2">
            <text:p>306</text:p>
          </table:table-cell>
          <table:table-cell office:value-type="float" office:value="1.77" table:style-name="ce4">
            <text:p>$1,77</text:p>
          </table:table-cell>
          <table:table-cell office:value-type="float" office:value="541.62" table:style-name="ce4">
            <text:p>$541,62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6-24T00:00:00" table:style-name="ce3">
            <text:p>24/06/2020</text:p>
          </table:table-cell>
          <table:table-cell office:value-type="string" office:string-value="juin" table:formula="of:=TEXT([.A60];&quot;mmm&quot;)" table:style-name="ce3">
            <text:p>juin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8" table:style-name="ce2">
            <text:p>28</text:p>
          </table:table-cell>
          <table:table-cell office:value-type="float" office:value="1.68" table:style-name="ce4">
            <text:p>$1,68</text:p>
          </table:table-cell>
          <table:table-cell office:value-type="float" office:value="47.04" table:style-name="ce4">
            <text:p>$47,04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6-27T00:00:00" table:style-name="ce3">
            <text:p>27/06/2020</text:p>
          </table:table-cell>
          <table:table-cell office:value-type="string" office:string-value="juin" table:formula="of:=TEXT([.A61];&quot;mmm&quot;)" table:style-name="ce3">
            <text:p>juin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110" table:style-name="ce2">
            <text:p>110</text:p>
          </table:table-cell>
          <table:table-cell office:value-type="float" office:value="1.87" table:style-name="ce4">
            <text:p>$1,87</text:p>
          </table:table-cell>
          <table:table-cell office:value-type="float" office:value="205.7" table:style-name="ce4">
            <text:p>$205,70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6-30T00:00:00" table:style-name="ce3">
            <text:p>30/06/2020</text:p>
          </table:table-cell>
          <table:table-cell office:value-type="string" office:string-value="juin" table:formula="of:=TEXT([.A62];&quot;mmm&quot;)" table:style-name="ce3">
            <text:p>juin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51" table:style-name="ce2">
            <text:p>51</text:p>
          </table:table-cell>
          <table:table-cell office:value-type="float" office:value="2.84" table:style-name="ce4">
            <text:p>$2,84</text:p>
          </table:table-cell>
          <table:table-cell office:value-type="float" office:value="144.84" table:style-name="ce4">
            <text:p>$144,84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07-03T00:00:00" table:style-name="ce3">
            <text:p>03/07/2020</text:p>
          </table:table-cell>
          <table:table-cell office:value-type="string" office:string-value="juil" table:formula="of:=TEXT([.A63];&quot;mmm&quot;)" table:style-name="ce3">
            <text:p>juil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52" table:style-name="ce2">
            <text:p>52</text:p>
          </table:table-cell>
          <table:table-cell office:value-type="float" office:value="1.77" table:style-name="ce4">
            <text:p>$1,77</text:p>
          </table:table-cell>
          <table:table-cell office:value-type="float" office:value="92.04" table:style-name="ce4">
            <text:p>$92,04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7-06T00:00:00" table:style-name="ce3">
            <text:p>06/07/2020</text:p>
          </table:table-cell>
          <table:table-cell office:value-type="string" office:string-value="juil" table:formula="of:=TEXT([.A64];&quot;mmm&quot;)" table:style-name="ce3">
            <text:p>juil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8" table:style-name="ce2">
            <text:p>28</text:p>
          </table:table-cell>
          <table:table-cell office:value-type="float" office:value="3.49" table:style-name="ce4">
            <text:p>$3,49</text:p>
          </table:table-cell>
          <table:table-cell office:value-type="float" office:value="97.72" table:style-name="ce4">
            <text:p>$97,72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7-09T00:00:00" table:style-name="ce3">
            <text:p>09/07/2020</text:p>
          </table:table-cell>
          <table:table-cell office:value-type="string" office:string-value="juil" table:formula="of:=TEXT([.A65];&quot;mmm&quot;)" table:style-name="ce3">
            <text:p>juil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36" table:style-name="ce2">
            <text:p>136</text:p>
          </table:table-cell>
          <table:table-cell office:value-type="float" office:value="1.77" table:style-name="ce4">
            <text:p>$1,77</text:p>
          </table:table-cell>
          <table:table-cell office:value-type="float" office:value="240.72" table:style-name="ce4">
            <text:p>$240,72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7-12T00:00:00" table:style-name="ce3">
            <text:p>12/07/2020</text:p>
          </table:table-cell>
          <table:table-cell office:value-type="string" office:string-value="juil" table:formula="of:=TEXT([.A66];&quot;mmm&quot;)" table:style-name="ce3">
            <text:p>juil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2" table:style-name="ce2">
            <text:p>42</text:p>
          </table:table-cell>
          <table:table-cell office:value-type="float" office:value="3.49" table:style-name="ce4">
            <text:p>$3,49</text:p>
          </table:table-cell>
          <table:table-cell office:value-type="float" office:value="146.58000000000001" table:style-name="ce4">
            <text:p>$146,58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7-15T00:00:00" table:style-name="ce3">
            <text:p>15/07/2020</text:p>
          </table:table-cell>
          <table:table-cell office:value-type="string" office:string-value="juil" table:formula="of:=TEXT([.A67];&quot;mmm&quot;)" table:style-name="ce3">
            <text:p>juil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5" table:style-name="ce2">
            <text:p>75</text:p>
          </table:table-cell>
          <table:table-cell office:value-type="float" office:value="1.87" table:style-name="ce4">
            <text:p>$1,87</text:p>
          </table:table-cell>
          <table:table-cell office:value-type="float" office:value="140.25" table:style-name="ce4">
            <text:p>$140,25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7-18T00:00:00" table:style-name="ce3">
            <text:p>18/07/2020</text:p>
          </table:table-cell>
          <table:table-cell office:value-type="string" office:string-value="juil" table:formula="of:=TEXT([.A68];&quot;mmm&quot;)" table:style-name="ce3">
            <text:p>juil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72" table:style-name="ce2">
            <text:p>72</text:p>
          </table:table-cell>
          <table:table-cell office:value-type="float" office:value="1.87" table:style-name="ce4">
            <text:p>$1,87</text:p>
          </table:table-cell>
          <table:table-cell office:value-type="float" office:value="134.63999999999999" table:style-name="ce4">
            <text:p>$134,64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7-21T00:00:00" table:style-name="ce3">
            <text:p>21/07/2020</text:p>
          </table:table-cell>
          <table:table-cell office:value-type="string" office:string-value="juil" table:formula="of:=TEXT([.A69];&quot;mmm&quot;)" table:style-name="ce3">
            <text:p>juil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56" table:style-name="ce2">
            <text:p>56</text:p>
          </table:table-cell>
          <table:table-cell office:value-type="float" office:value="2.84" table:style-name="ce4">
            <text:p>$2,84</text:p>
          </table:table-cell>
          <table:table-cell office:value-type="float" office:value="159.04" table:style-name="ce4">
            <text:p>$159,04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07-24T00:00:00" table:style-name="ce3">
            <text:p>24/07/2020</text:p>
          </table:table-cell>
          <table:table-cell office:value-type="string" office:string-value="juil" table:formula="of:=TEXT([.A70];&quot;mmm&quot;)" table:style-name="ce3">
            <text:p>juil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51" table:style-name="ce2">
            <text:p>51</text:p>
          </table:table-cell>
          <table:table-cell office:value-type="float" office:value="1.87" table:style-name="ce4">
            <text:p>$1,87</text:p>
          </table:table-cell>
          <table:table-cell office:value-type="float" office:value="95.37" table:style-name="ce4">
            <text:p>$95,37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7-27T00:00:00" table:style-name="ce3">
            <text:p>27/07/2020</text:p>
          </table:table-cell>
          <table:table-cell office:value-type="string" office:string-value="juil" table:formula="of:=TEXT([.A71];&quot;mmm&quot;)" table:style-name="ce3">
            <text:p>juil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31" table:style-name="ce2">
            <text:p>31</text:p>
          </table:table-cell>
          <table:table-cell office:value-type="float" office:value="1.68" table:style-name="ce4">
            <text:p>$1,68</text:p>
          </table:table-cell>
          <table:table-cell office:value-type="float" office:value="52.08" table:style-name="ce4">
            <text:p>$52,08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7-30T00:00:00" table:style-name="ce3">
            <text:p>30/07/2020</text:p>
          </table:table-cell>
          <table:table-cell office:value-type="string" office:string-value="juil" table:formula="of:=TEXT([.A72];&quot;mmm&quot;)" table:style-name="ce3">
            <text:p>juil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56" table:style-name="ce2">
            <text:p>56</text:p>
          </table:table-cell>
          <table:table-cell office:value-type="float" office:value="1.87" table:style-name="ce4">
            <text:p>$1,87</text:p>
          </table:table-cell>
          <table:table-cell office:value-type="float" office:value="104.72" table:style-name="ce4">
            <text:p>$104,72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8-02T00:00:00" table:style-name="ce3">
            <text:p>02/08/2020</text:p>
          </table:table-cell>
          <table:table-cell office:value-type="string" office:string-value="août" table:formula="of:=TEXT([.A73];&quot;mmm&quot;)" table:style-name="ce3">
            <text:p>aoû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137" table:style-name="ce2">
            <text:p>137</text:p>
          </table:table-cell>
          <table:table-cell office:value-type="float" office:value="2.84" table:style-name="ce4">
            <text:p>$2,84</text:p>
          </table:table-cell>
          <table:table-cell office:value-type="float" office:value="389.08" table:style-name="ce4">
            <text:p>$389,08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8-05T00:00:00" table:style-name="ce3">
            <text:p>05/08/2020</text:p>
          </table:table-cell>
          <table:table-cell office:value-type="string" office:string-value="août" table:formula="of:=TEXT([.A74];&quot;mmm&quot;)" table:style-name="ce3">
            <text:p>août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107" table:style-name="ce2">
            <text:p>107</text:p>
          </table:table-cell>
          <table:table-cell office:value-type="float" office:value="1.87" table:style-name="ce4">
            <text:p>$1,87</text:p>
          </table:table-cell>
          <table:table-cell office:value-type="float" office:value="200.09" table:style-name="ce4">
            <text:p>$200,09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8-08T00:00:00" table:style-name="ce3">
            <text:p>08/08/2020</text:p>
          </table:table-cell>
          <table:table-cell office:value-type="string" office:string-value="août" table:formula="of:=TEXT([.A75];&quot;mmm&quot;)" table:style-name="ce3">
            <text:p>aoû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4" table:style-name="ce2">
            <text:p>24</text:p>
          </table:table-cell>
          <table:table-cell office:value-type="float" office:value="1.77" table:style-name="ce4">
            <text:p>$1,77</text:p>
          </table:table-cell>
          <table:table-cell office:value-type="float" office:value="42.48" table:style-name="ce4">
            <text:p>$42,48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08-11T00:00:00" table:style-name="ce3">
            <text:p>11/08/2020</text:p>
          </table:table-cell>
          <table:table-cell office:value-type="string" office:string-value="août" table:formula="of:=TEXT([.A76];&quot;mmm&quot;)" table:style-name="ce3">
            <text:p>aoû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0" table:style-name="ce2">
            <text:p>30</text:p>
          </table:table-cell>
          <table:table-cell office:value-type="float" office:value="3.49" table:style-name="ce4">
            <text:p>$3,49</text:p>
          </table:table-cell>
          <table:table-cell office:value-type="float" office:value="104.7" table:style-name="ce4">
            <text:p>$104,70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8-14T00:00:00" table:style-name="ce3">
            <text:p>14/08/2020</text:p>
          </table:table-cell>
          <table:table-cell office:value-type="string" office:string-value="août" table:formula="of:=TEXT([.A77];&quot;mmm&quot;)" table:style-name="ce3">
            <text:p>août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70" table:style-name="ce2">
            <text:p>70</text:p>
          </table:table-cell>
          <table:table-cell office:value-type="float" office:value="1.87" table:style-name="ce4">
            <text:p>$1,87</text:p>
          </table:table-cell>
          <table:table-cell office:value-type="float" office:value="130.9" table:style-name="ce4">
            <text:p>$130,90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8-17T00:00:00" table:style-name="ce3">
            <text:p>17/08/2020</text:p>
          </table:table-cell>
          <table:table-cell office:value-type="string" office:string-value="août" table:formula="of:=TEXT([.A78];&quot;mmm&quot;)" table:style-name="ce3">
            <text:p>aoû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31" table:style-name="ce2">
            <text:p>31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67.58" table:style-name="ce4">
            <text:p>$67,58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8-20T00:00:00" table:style-name="ce3">
            <text:p>20/08/2020</text:p>
          </table:table-cell>
          <table:table-cell office:value-type="string" office:string-value="août" table:formula="of:=TEXT([.A79];&quot;mmm&quot;)" table:style-name="ce3">
            <text:p>aoû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09" table:style-name="ce2">
            <text:p>109</text:p>
          </table:table-cell>
          <table:table-cell office:value-type="float" office:value="1.77" table:style-name="ce4">
            <text:p>$1,77</text:p>
          </table:table-cell>
          <table:table-cell office:value-type="float" office:value="192.93" table:style-name="ce4">
            <text:p>$192,93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8-23T00:00:00" table:style-name="ce3">
            <text:p>23/08/2020</text:p>
          </table:table-cell>
          <table:table-cell office:value-type="string" office:string-value="août" table:formula="of:=TEXT([.A80];&quot;mmm&quot;)" table:style-name="ce3">
            <text:p>aoû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21" table:style-name="ce2">
            <text:p>21</text:p>
          </table:table-cell>
          <table:table-cell office:value-type="float" office:value="3.49" table:style-name="ce4">
            <text:p>$3,49</text:p>
          </table:table-cell>
          <table:table-cell office:value-type="float" office:value="73.290000000000006" table:style-name="ce4">
            <text:p>$73,29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8-26T00:00:00" table:style-name="ce3">
            <text:p>26/08/2020</text:p>
          </table:table-cell>
          <table:table-cell office:value-type="string" office:string-value="août" table:formula="of:=TEXT([.A81];&quot;mmm&quot;)" table:style-name="ce3">
            <text:p>août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80" table:style-name="ce2">
            <text:p>80</text:p>
          </table:table-cell>
          <table:table-cell office:value-type="float" office:value="1.87" table:style-name="ce4">
            <text:p>$1,87</text:p>
          </table:table-cell>
          <table:table-cell office:value-type="float" office:value="149.6" table:style-name="ce4">
            <text:p>$149,60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8-29T00:00:00" table:style-name="ce3">
            <text:p>29/08/2020</text:p>
          </table:table-cell>
          <table:table-cell office:value-type="string" office:string-value="août" table:formula="of:=TEXT([.A82];&quot;mmm&quot;)" table:style-name="ce3">
            <text:p>aoû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75" table:style-name="ce2">
            <text:p>75</text:p>
          </table:table-cell>
          <table:table-cell office:value-type="float" office:value="1.87" table:style-name="ce4">
            <text:p>$1,87</text:p>
          </table:table-cell>
          <table:table-cell office:value-type="float" office:value="140.25" table:style-name="ce4">
            <text:p>$140,25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9-01T00:00:00" table:style-name="ce3">
            <text:p>01/09/2020</text:p>
          </table:table-cell>
          <table:table-cell office:value-type="string" office:string-value="sept" table:formula="of:=TEXT([.A83];&quot;mmm&quot;)" table:style-name="ce3">
            <text:p>sep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74" table:style-name="ce2">
            <text:p>74</text:p>
          </table:table-cell>
          <table:table-cell office:value-type="float" office:value="2.84" table:style-name="ce4">
            <text:p>$2,84</text:p>
          </table:table-cell>
          <table:table-cell office:value-type="float" office:value="210.16" table:style-name="ce4">
            <text:p>$210,16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09-04T00:00:00" table:style-name="ce3">
            <text:p>04/09/2020</text:p>
          </table:table-cell>
          <table:table-cell office:value-type="string" office:string-value="sept" table:formula="of:=TEXT([.A84];&quot;mmm&quot;)" table:style-name="ce3">
            <text:p>sept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5" table:style-name="ce2">
            <text:p>45</text:p>
          </table:table-cell>
          <table:table-cell office:value-type="float" office:value="1.77" table:style-name="ce4">
            <text:p>$1,77</text:p>
          </table:table-cell>
          <table:table-cell office:value-type="float" office:value="79.650000000000006" table:style-name="ce4">
            <text:p>$79,65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9-07T00:00:00" table:style-name="ce3">
            <text:p>07/09/2020</text:p>
          </table:table-cell>
          <table:table-cell office:value-type="string" office:string-value="sept" table:formula="of:=TEXT([.A85];&quot;mmm&quot;)" table:style-name="ce3">
            <text:p>sep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8" table:style-name="ce2">
            <text:p>28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61.04" table:style-name="ce4">
            <text:p>$61,04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9-10T00:00:00" table:style-name="ce3">
            <text:p>10/09/2020</text:p>
          </table:table-cell>
          <table:table-cell office:value-type="string" office:string-value="sept" table:formula="of:=TEXT([.A86];&quot;mmm&quot;)" table:style-name="ce3">
            <text:p>sep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43" table:style-name="ce2">
            <text:p>143</text:p>
          </table:table-cell>
          <table:table-cell office:value-type="float" office:value="1.77" table:style-name="ce4">
            <text:p>$1,77</text:p>
          </table:table-cell>
          <table:table-cell office:value-type="float" office:value="253.11" table:style-name="ce4">
            <text:p>$253,11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09-13T00:00:00" table:style-name="ce3">
            <text:p>13/09/2020</text:p>
          </table:table-cell>
          <table:table-cell office:value-type="string" office:string-value="sept" table:formula="of:=TEXT([.A87];&quot;mmm&quot;)" table:style-name="ce3">
            <text:p>sep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retzels</text:p>
          </table:table-cell>
          <table:table-cell office:value-type="float" office:value="27" table:style-name="ce2">
            <text:p>27</text:p>
          </table:table-cell>
          <table:table-cell office:value-type="float" office:value="3.15" table:style-name="ce4">
            <text:p>$3,15</text:p>
          </table:table-cell>
          <table:table-cell office:value-type="float" office:value="85.05" table:style-name="ce4">
            <text:p>$85,05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09-16T00:00:00" table:style-name="ce3">
            <text:p>16/09/2020</text:p>
          </table:table-cell>
          <table:table-cell office:value-type="string" office:string-value="sept" table:formula="of:=TEXT([.A88];&quot;mmm&quot;)" table:style-name="ce3">
            <text:p>sept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33" table:style-name="ce2">
            <text:p>133</text:p>
          </table:table-cell>
          <table:table-cell office:value-type="float" office:value="1.77" table:style-name="ce4">
            <text:p>$1,77</text:p>
          </table:table-cell>
          <table:table-cell office:value-type="float" office:value="235.41" table:style-name="ce4">
            <text:p>$235,41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09-19T00:00:00" table:style-name="ce3">
            <text:p>19/09/2020</text:p>
          </table:table-cell>
          <table:table-cell office:value-type="string" office:string-value="sept" table:formula="of:=TEXT([.A89];&quot;mmm&quot;)" table:style-name="ce3">
            <text:p>sep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10" table:style-name="ce2">
            <text:p>110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239.8" table:style-name="ce4">
            <text:p>$239,80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09-22T00:00:00" table:style-name="ce3">
            <text:p>22/09/2020</text:p>
          </table:table-cell>
          <table:table-cell office:value-type="string" office:string-value="sept" table:formula="of:=TEXT([.A90];&quot;mmm&quot;)" table:style-name="ce3">
            <text:p>sep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5" table:style-name="ce2">
            <text:p>65</text:p>
          </table:table-cell>
          <table:table-cell office:value-type="float" office:value="1.87" table:style-name="ce4">
            <text:p>$1,87</text:p>
          </table:table-cell>
          <table:table-cell office:value-type="float" office:value="121.55" table:style-name="ce4">
            <text:p>$121,55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09-25T00:00:00" table:style-name="ce3">
            <text:p>25/09/2020</text:p>
          </table:table-cell>
          <table:table-cell office:value-type="string" office:string-value="sept" table:formula="of:=TEXT([.A91];&quot;mmm&quot;)" table:style-name="ce3">
            <text:p>sept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33" table:style-name="ce2">
            <text:p>33</text:p>
          </table:table-cell>
          <table:table-cell office:value-type="float" office:value="1.87" table:style-name="ce4">
            <text:p>$1,87</text:p>
          </table:table-cell>
          <table:table-cell office:value-type="float" office:value="61.71" table:style-name="ce4">
            <text:p>$61,71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09-28T00:00:00" table:style-name="ce3">
            <text:p>28/09/2020</text:p>
          </table:table-cell>
          <table:table-cell office:value-type="string" office:string-value="sept" table:formula="of:=TEXT([.A92];&quot;mmm&quot;)" table:style-name="ce3">
            <text:p>sep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81" table:style-name="ce2">
            <text:p>81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176.58" table:style-name="ce4">
            <text:p>$176,58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10-01T00:00:00" table:style-name="ce3">
            <text:p>01/10/2020</text:p>
          </table:table-cell>
          <table:table-cell office:value-type="string" office:string-value="oct" table:formula="of:=TEXT([.A93];&quot;mmm&quot;)" table:style-name="ce3">
            <text:p>oc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77" table:style-name="ce2">
            <text:p>77</text:p>
          </table:table-cell>
          <table:table-cell office:value-type="float" office:value="1.77" table:style-name="ce4">
            <text:p>$1,77</text:p>
          </table:table-cell>
          <table:table-cell office:value-type="float" office:value="136.29" table:style-name="ce4">
            <text:p>$136,29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10-04T00:00:00" table:style-name="ce3">
            <text:p>04/10/2020</text:p>
          </table:table-cell>
          <table:table-cell office:value-type="string" office:string-value="oct" table:formula="of:=TEXT([.A94];&quot;mmm&quot;)" table:style-name="ce3">
            <text:p>oc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8" table:style-name="ce2">
            <text:p>38</text:p>
          </table:table-cell>
          <table:table-cell office:value-type="float" office:value="3.49" table:style-name="ce4">
            <text:p>$3,49</text:p>
          </table:table-cell>
          <table:table-cell office:value-type="float" office:value="132.62" table:style-name="ce4">
            <text:p>$132,62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10-07T00:00:00" table:style-name="ce3">
            <text:p>07/10/2020</text:p>
          </table:table-cell>
          <table:table-cell office:value-type="string" office:string-value="oct" table:formula="of:=TEXT([.A95];&quot;mmm&quot;)" table:style-name="ce3">
            <text:p>oct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0" table:style-name="ce2">
            <text:p>40</text:p>
          </table:table-cell>
          <table:table-cell office:value-type="float" office:value="1.77" table:style-name="ce4">
            <text:p>$1,77</text:p>
          </table:table-cell>
          <table:table-cell office:value-type="float" office:value="70.8" table:style-name="ce4">
            <text:p>$70,80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10-10T00:00:00" table:style-name="ce3">
            <text:p>10/10/2020</text:p>
          </table:table-cell>
          <table:table-cell office:value-type="string" office:string-value="oct" table:formula="of:=TEXT([.A96];&quot;mmm&quot;)" table:style-name="ce3">
            <text:p>oct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114" table:style-name="ce2">
            <text:p>114</text:p>
          </table:table-cell>
          <table:table-cell office:value-type="float" office:value="1.68" table:style-name="ce4">
            <text:p>$1,68</text:p>
          </table:table-cell>
          <table:table-cell office:value-type="float" office:value="191.52" table:style-name="ce4">
            <text:p>$191,52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10-13T00:00:00" table:style-name="ce3">
            <text:p>13/10/2020</text:p>
          </table:table-cell>
          <table:table-cell office:value-type="string" office:string-value="oct" table:formula="of:=TEXT([.A97];&quot;mmm&quot;)" table:style-name="ce3">
            <text:p>oc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24" table:style-name="ce2">
            <text:p>224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488.32" table:style-name="ce4">
            <text:p>$488,32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10-16T00:00:00" table:style-name="ce3">
            <text:p>16/10/2020</text:p>
          </table:table-cell>
          <table:table-cell office:value-type="string" office:string-value="oct" table:formula="of:=TEXT([.A98];&quot;mmm&quot;)" table:style-name="ce3">
            <text:p>oc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141" table:style-name="ce2">
            <text:p>141</text:p>
          </table:table-cell>
          <table:table-cell office:value-type="float" office:value="1.77" table:style-name="ce4">
            <text:p>$1,77</text:p>
          </table:table-cell>
          <table:table-cell office:value-type="float" office:value="249.57" table:style-name="ce4">
            <text:p>$249,57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10-19T00:00:00" table:style-name="ce3">
            <text:p>19/10/2020</text:p>
          </table:table-cell>
          <table:table-cell office:value-type="string" office:string-value="oct" table:formula="of:=TEXT([.A99];&quot;mmm&quot;)" table:style-name="ce3">
            <text:p>oc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32" table:style-name="ce2">
            <text:p>32</text:p>
          </table:table-cell>
          <table:table-cell office:value-type="float" office:value="3.49" table:style-name="ce4">
            <text:p>$3,49</text:p>
          </table:table-cell>
          <table:table-cell office:value-type="float" office:value="111.68" table:style-name="ce4">
            <text:p>$111,68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10-22T00:00:00" table:style-name="ce3">
            <text:p>22/10/2020</text:p>
          </table:table-cell>
          <table:table-cell office:value-type="string" office:string-value="oct" table:formula="of:=TEXT([.A100];&quot;mmm&quot;)" table:style-name="ce3">
            <text:p>oct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20" table:style-name="ce2">
            <text:p>20</text:p>
          </table:table-cell>
          <table:table-cell office:value-type="float" office:value="1.77" table:style-name="ce4">
            <text:p>$1,77</text:p>
          </table:table-cell>
          <table:table-cell office:value-type="float" office:value="35.4" table:style-name="ce4">
            <text:p>$35,40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10-25T00:00:00" table:style-name="ce3">
            <text:p>25/10/2020</text:p>
          </table:table-cell>
          <table:table-cell office:value-type="string" office:string-value="oct" table:formula="of:=TEXT([.A101];&quot;mmm&quot;)" table:style-name="ce3">
            <text:p>oc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40" table:style-name="ce2">
            <text:p>40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87.2" table:style-name="ce4">
            <text:p>$87,20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10-28T00:00:00" table:style-name="ce3">
            <text:p>28/10/2020</text:p>
          </table:table-cell>
          <table:table-cell office:value-type="string" office:string-value="oct" table:formula="of:=TEXT([.A102];&quot;mmm&quot;)" table:style-name="ce3">
            <text:p>oc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49" table:style-name="ce2">
            <text:p>49</text:p>
          </table:table-cell>
          <table:table-cell office:value-type="float" office:value="1.87" table:style-name="ce4">
            <text:p>$1,87</text:p>
          </table:table-cell>
          <table:table-cell office:value-type="float" office:value="91.63" table:style-name="ce4">
            <text:p>$91,63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10-31T00:00:00" table:style-name="ce3">
            <text:p>31/10/2020</text:p>
          </table:table-cell>
          <table:table-cell office:value-type="string" office:string-value="oct" table:formula="of:=TEXT([.A103];&quot;mmm&quot;)" table:style-name="ce3">
            <text:p>oct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6" table:style-name="ce2">
            <text:p>46</text:p>
          </table:table-cell>
          <table:table-cell office:value-type="float" office:value="3.49" table:style-name="ce4">
            <text:p>$3,49</text:p>
          </table:table-cell>
          <table:table-cell office:value-type="float" office:value="160.54" table:style-name="ce4">
            <text:p>$160,54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11-03T00:00:00" table:style-name="ce3">
            <text:p>03/11/2020</text:p>
          </table:table-cell>
          <table:table-cell office:value-type="string" office:string-value="nov" table:formula="of:=TEXT([.A104];&quot;mmm&quot;)" table:style-name="ce3">
            <text:p>nov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9" table:style-name="ce2">
            <text:p>39</text:p>
          </table:table-cell>
          <table:table-cell office:value-type="float" office:value="1.77" table:style-name="ce4">
            <text:p>$1,77</text:p>
          </table:table-cell>
          <table:table-cell office:value-type="float" office:value="69.03" table:style-name="ce4">
            <text:p>$69,03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11-06T00:00:00" table:style-name="ce3">
            <text:p>06/11/2020</text:p>
          </table:table-cell>
          <table:table-cell office:value-type="string" office:string-value="nov" table:formula="of:=TEXT([.A105];&quot;mmm&quot;)" table:style-name="ce3">
            <text:p>nov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62" table:style-name="ce2">
            <text:p>62</text:p>
          </table:table-cell>
          <table:table-cell office:value-type="float" office:value="1.68" table:style-name="ce4">
            <text:p>$1,68</text:p>
          </table:table-cell>
          <table:table-cell office:value-type="float" office:value="104.16" table:style-name="ce4">
            <text:p>$104,16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11-09T00:00:00" table:style-name="ce3">
            <text:p>09/11/2020</text:p>
          </table:table-cell>
          <table:table-cell office:value-type="string" office:string-value="nov" table:formula="of:=TEXT([.A106];&quot;mmm&quot;)" table:style-name="ce3">
            <text:p>no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0" table:style-name="ce2">
            <text:p>90</text:p>
          </table:table-cell>
          <table:table-cell office:value-type="float" office:value="1.77" table:style-name="ce4">
            <text:p>$1,77</text:p>
          </table:table-cell>
          <table:table-cell office:value-type="float" office:value="159.30000000000001" table:style-name="ce4">
            <text:p>$159,30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11-12T00:00:00" table:style-name="ce3">
            <text:p>12/11/2020</text:p>
          </table:table-cell>
          <table:table-cell office:value-type="string" office:string-value="nov" table:formula="of:=TEXT([.A107];&quot;mmm&quot;)" table:style-name="ce3">
            <text:p>nov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03" table:style-name="ce2">
            <text:p>103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224.54" table:style-name="ce4">
            <text:p>$224,54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style-name="ro1">
          <table:table-cell office:value-type="date" office:date-value="2020-11-15T00:00:00" table:style-name="ce3">
            <text:p>15/11/2020</text:p>
          </table:table-cell>
          <table:table-cell office:value-type="string" office:string-value="nov" table:formula="of:=TEXT([.A108];&quot;mmm&quot;)" table:style-name="ce3">
            <text:p>nov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32" table:style-name="ce2">
            <text:p>32</text:p>
          </table:table-cell>
          <table:table-cell office:value-type="float" office:value="2.84" table:style-name="ce4">
            <text:p>$2,84</text:p>
          </table:table-cell>
          <table:table-cell office:value-type="float" office:value="90.88" table:style-name="ce4">
            <text:p>$90,88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11-18T00:00:00" table:style-name="ce3">
            <text:p>18/11/2020</text:p>
          </table:table-cell>
          <table:table-cell office:value-type="string" office:string-value="nov" table:formula="of:=TEXT([.A109];&quot;mmm&quot;)" table:style-name="ce3">
            <text:p>no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ran</text:p>
          </table:table-cell>
          <table:table-cell office:value-type="float" office:value="66" table:style-name="ce2">
            <text:p>66</text:p>
          </table:table-cell>
          <table:table-cell office:value-type="float" office:value="1.87" table:style-name="ce4">
            <text:p>$1,87</text:p>
          </table:table-cell>
          <table:table-cell office:value-type="float" office:value="123.42" table:style-name="ce4">
            <text:p>$123,42</text:p>
          </table:table-cell>
          <table:table-cell office:value-type="string" table:style-name="ce1">
            <text:p>Amy Brown</text:p>
          </table:table-cell>
          <table:table-cell table:number-columns-repeated="16374"/>
        </table:table-row>
        <table:table-row table:style-name="ro1">
          <table:table-cell office:value-type="date" office:date-value="2020-11-21T00:00:00" table:style-name="ce3">
            <text:p>21/11/2020</text:p>
          </table:table-cell>
          <table:table-cell office:value-type="string" office:string-value="nov" table:formula="of:=TEXT([.A110];&quot;mmm&quot;)" table:style-name="ce3">
            <text:p>no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97" table:style-name="ce2">
            <text:p>97</text:p>
          </table:table-cell>
          <table:table-cell office:value-type="float" office:value="2.84" table:style-name="ce4">
            <text:p>$2,84</text:p>
          </table:table-cell>
          <table:table-cell office:value-type="float" office:value="275.48" table:style-name="ce4">
            <text:p>$275,48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11-24T00:00:00" table:style-name="ce3">
            <text:p>24/11/2020</text:p>
          </table:table-cell>
          <table:table-cell office:value-type="string" office:string-value="nov" table:formula="of:=TEXT([.A111];&quot;mmm&quot;)" table:style-name="ce3">
            <text:p>nov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30" table:style-name="ce2">
            <text:p>30</text:p>
          </table:table-cell>
          <table:table-cell office:value-type="float" office:value="1.77" table:style-name="ce4">
            <text:p>$1,77</text:p>
          </table:table-cell>
          <table:table-cell office:value-type="float" office:value="53.1" table:style-name="ce4">
            <text:p>$53,10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11-27T00:00:00" table:style-name="ce3">
            <text:p>27/11/2020</text:p>
          </table:table-cell>
          <table:table-cell office:value-type="string" office:string-value="nov" table:formula="of:=TEXT([.A112];&quot;mmm&quot;)" table:style-name="ce3">
            <text:p>nov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9" table:style-name="ce2">
            <text:p>29</text:p>
          </table:table-cell>
          <table:table-cell office:value-type="float" office:value="1.68" table:style-name="ce4">
            <text:p>$1,68</text:p>
          </table:table-cell>
          <table:table-cell office:value-type="float" office:value="48.72" table:style-name="ce4">
            <text:p>$48,72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11-30T00:00:00" table:style-name="ce3">
            <text:p>30/11/2020</text:p>
          </table:table-cell>
          <table:table-cell office:value-type="string" office:string-value="nov" table:formula="of:=TEXT([.A113];&quot;mmm&quot;)" table:style-name="ce3">
            <text:p>nov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92" table:style-name="ce2">
            <text:p>92</text:p>
          </table:table-cell>
          <table:table-cell office:value-type="float" office:value="1.77" table:style-name="ce4">
            <text:p>$1,77</text:p>
          </table:table-cell>
          <table:table-cell office:value-type="float" office:value="162.84" table:style-name="ce4">
            <text:p>$162,84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12-03T00:00:00" table:style-name="ce3">
            <text:p>03/12/2020</text:p>
          </table:table-cell>
          <table:table-cell office:value-type="string" office:string-value="déc" table:formula="of:=TEXT([.A114];&quot;mmm&quot;)" table:style-name="ce3">
            <text:p>déc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139" table:style-name="ce2">
            <text:p>139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303.02" table:style-name="ce4">
            <text:p>$303,02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12-06T00:00:00" table:style-name="ce3">
            <text:p>06/12/2020</text:p>
          </table:table-cell>
          <table:table-cell office:value-type="string" office:string-value="déc" table:formula="of:=TEXT([.A115];&quot;mmm&quot;)" table:style-name="ce3">
            <text:p>déc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Oatmeal Raisin</text:p>
          </table:table-cell>
          <table:table-cell office:value-type="float" office:value="29" table:style-name="ce2">
            <text:p>29</text:p>
          </table:table-cell>
          <table:table-cell office:value-type="float" office:value="2.84" table:style-name="ce4">
            <text:p>$2,84</text:p>
          </table:table-cell>
          <table:table-cell office:value-type="float" office:value="82.36" table:style-name="ce4">
            <text:p>$82,36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12-09T00:00:00" table:style-name="ce3">
            <text:p>09/12/2020</text:p>
          </table:table-cell>
          <table:table-cell office:value-type="string" office:string-value="déc" table:formula="of:=TEXT([.A116];&quot;mmm&quot;)" table:style-name="ce3">
            <text:p>déc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Banana</text:p>
          </table:table-cell>
          <table:table-cell office:value-type="float" office:value="30" table:style-name="ce2">
            <text:p>30</text:p>
          </table:table-cell>
          <table:table-cell office:value-type="float" office:value="2.27" table:style-name="ce4">
            <text:p>$2,27</text:p>
          </table:table-cell>
          <table:table-cell office:value-type="float" office:value="68.099999999999994" table:style-name="ce4">
            <text:p>$68,10</text:p>
          </table:table-cell>
          <table:table-cell office:value-type="string" table:style-name="ce1">
            <text:p>Stacy Peters</text:p>
          </table:table-cell>
          <table:table-cell table:number-columns-repeated="16374"/>
        </table:table-row>
        <table:table-row table:style-name="ro1">
          <table:table-cell office:value-type="date" office:date-value="2020-12-12T00:00:00" table:style-name="ce3">
            <text:p>12/12/2020</text:p>
          </table:table-cell>
          <table:table-cell office:value-type="string" office:string-value="déc" table:formula="of:=TEXT([.A117];&quot;mmm&quot;)" table:style-name="ce3">
            <text:p>déc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36" table:style-name="ce2">
            <text:p>36</text:p>
          </table:table-cell>
          <table:table-cell office:value-type="float" office:value="1.87" table:style-name="ce4">
            <text:p>$1,87</text:p>
          </table:table-cell>
          <table:table-cell office:value-type="float" office:value="67.319999999999993" table:style-name="ce4">
            <text:p>$67,32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12-15T00:00:00" table:style-name="ce3">
            <text:p>15/12/2020</text:p>
          </table:table-cell>
          <table:table-cell office:value-type="string" office:string-value="déc" table:formula="of:=TEXT([.A118];&quot;mmm&quot;)" table:style-name="ce3">
            <text:p>déc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Boston</text:p>
          </table:table-cell>
          <table:table-cell office:value-type="string" table:style-name="ce1">
            <text:p>Crackers</text:p>
          </table:table-cell>
          <table:table-cell office:value-type="string" table:style-name="ce1">
            <text:p>Whole Wheat</text:p>
          </table:table-cell>
          <table:table-cell office:value-type="float" office:value="41" table:style-name="ce2">
            <text:p>41</text:p>
          </table:table-cell>
          <table:table-cell office:value-type="float" office:value="3.49" table:style-name="ce4">
            <text:p>$3,49</text:p>
          </table:table-cell>
          <table:table-cell office:value-type="float" office:value="143.09" table:style-name="ce4">
            <text:p>$143,09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12-18T00:00:00" table:style-name="ce3">
            <text:p>18/12/2020</text:p>
          </table:table-cell>
          <table:table-cell office:value-type="string" office:string-value="déc" table:formula="of:=TEXT([.A119];&quot;mmm&quot;)" table:style-name="ce3">
            <text:p>déc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Bars</text:p>
          </table:table-cell>
          <table:table-cell office:value-type="string" table:style-name="ce1">
            <text:p>Carrot</text:p>
          </table:table-cell>
          <table:table-cell office:value-type="float" office:value="44" table:style-name="ce2">
            <text:p>44</text:p>
          </table:table-cell>
          <table:table-cell office:value-type="float" office:value="1.77" table:style-name="ce4">
            <text:p>$1,77</text:p>
          </table:table-cell>
          <table:table-cell office:value-type="float" office:value="77.88" table:style-name="ce4">
            <text:p>$77,88</text:p>
          </table:table-cell>
          <table:table-cell office:value-type="string" table:style-name="ce1">
            <text:p>David Garcia</text:p>
          </table:table-cell>
          <table:table-cell table:number-columns-repeated="16374"/>
        </table:table-row>
        <table:table-row table:style-name="ro1">
          <table:table-cell office:value-type="date" office:date-value="2020-12-21T00:00:00" table:style-name="ce3">
            <text:p>21/12/2020</text:p>
          </table:table-cell>
          <table:table-cell office:value-type="string" office:string-value="déc" table:formula="of:=TEXT([.A120];&quot;mmm&quot;)" table:style-name="ce3">
            <text:p>déc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Los Angeles</text:p>
          </table:table-cell>
          <table:table-cell office:value-type="string" table:style-name="ce1">
            <text:p>Snacks</text:p>
          </table:table-cell>
          <table:table-cell office:value-type="string" table:style-name="ce1">
            <text:p>Potato Chips</text:p>
          </table:table-cell>
          <table:table-cell office:value-type="float" office:value="29" table:style-name="ce2">
            <text:p>29</text:p>
          </table:table-cell>
          <table:table-cell office:value-type="float" office:value="1.68" table:style-name="ce4">
            <text:p>$1,68</text:p>
          </table:table-cell>
          <table:table-cell office:value-type="float" office:value="48.72" table:style-name="ce4">
            <text:p>$48,72</text:p>
          </table:table-cell>
          <table:table-cell office:value-type="string" table:style-name="ce1">
            <text:p>Eric Jones</text:p>
          </table:table-cell>
          <table:table-cell table:number-columns-repeated="16374"/>
        </table:table-row>
        <table:table-row table:style-name="ro1">
          <table:table-cell office:value-type="date" office:date-value="2020-12-24T00:00:00" table:style-name="ce3">
            <text:p>24/12/2020</text:p>
          </table:table-cell>
          <table:table-cell office:value-type="string" office:string-value="déc" table:formula="of:=TEXT([.A121];&quot;mmm&quot;)" table:style-name="ce3">
            <text:p>déc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237" table:style-name="ce2">
            <text:p>237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516.66" table:style-name="ce4">
            <text:p>$516,66</text:p>
          </table:table-cell>
          <table:table-cell office:value-type="string" table:style-name="ce1">
            <text:p>Emily Moore</text:p>
          </table:table-cell>
          <table:table-cell table:number-columns-repeated="16374"/>
        </table:table-row>
        <table:table-row table:style-name="ro1">
          <table:table-cell office:value-type="date" office:date-value="2020-12-27T00:00:00" table:style-name="ce3">
            <text:p>27/12/2020</text:p>
          </table:table-cell>
          <table:table-cell office:value-type="string" office:string-value="déc" table:formula="of:=TEXT([.A122];&quot;mmm&quot;)" table:style-name="ce3">
            <text:p>déc</text:p>
          </table:table-cell>
          <table:table-cell office:value-type="string" table:style-name="ce2">
            <text:p>East</text:p>
          </table:table-cell>
          <table:table-cell office:value-type="string" table:style-name="ce1">
            <text:p>New York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Chocolate Chip</text:p>
          </table:table-cell>
          <table:table-cell office:value-type="float" office:value="65" table:style-name="ce2">
            <text:p>65</text:p>
          </table:table-cell>
          <table:table-cell office:value-type="float" office:value="1.87" table:style-name="ce4">
            <text:p>$1,87</text:p>
          </table:table-cell>
          <table:table-cell office:value-type="float" office:value="121.55" table:style-name="ce4">
            <text:p>$121,55</text:p>
          </table:table-cell>
          <table:table-cell office:value-type="string" table:style-name="ce1">
            <text:p>Marc Williams</text:p>
          </table:table-cell>
          <table:table-cell table:number-columns-repeated="16374"/>
        </table:table-row>
        <table:table-row table:style-name="ro1">
          <table:table-cell office:value-type="date" office:date-value="2020-12-30T00:00:00" table:style-name="ce3">
            <text:p>30/12/2020</text:p>
          </table:table-cell>
          <table:table-cell office:value-type="string" office:string-value="déc" table:formula="of:=TEXT([.A123];&quot;mmm&quot;)" table:style-name="ce3">
            <text:p>déc</text:p>
          </table:table-cell>
          <table:table-cell office:value-type="string" table:style-name="ce2">
            <text:p>West</text:p>
          </table:table-cell>
          <table:table-cell office:value-type="string" table:style-name="ce1">
            <text:p>San Diego</text:p>
          </table:table-cell>
          <table:table-cell office:value-type="string" table:style-name="ce1">
            <text:p>Cookies</text:p>
          </table:table-cell>
          <table:table-cell office:value-type="string" table:style-name="ce1">
            <text:p>Arrowroot</text:p>
          </table:table-cell>
          <table:table-cell office:value-type="float" office:value="83" table:style-name="ce2">
            <text:p>83</text:p>
          </table:table-cell>
          <table:table-cell office:value-type="float" office:value="2.1800000000000002" table:style-name="ce4">
            <text:p>$2,18</text:p>
          </table:table-cell>
          <table:table-cell office:value-type="float" office:value="180.94" table:style-name="ce4">
            <text:p>$180,94</text:p>
          </table:table-cell>
          <table:table-cell office:value-type="string" table:style-name="ce1">
            <text:p>Sara Davis</text:p>
          </table:table-cell>
          <table:table-cell table:number-columns-repeated="16374"/>
        </table:table-row>
        <table:table-row table:number-rows-repeated="1048453" table:style-name="ro1">
          <table:table-cell table:number-columns-repeated="16384"/>
        </table:table-row>
      </table:table>
      <table:database-ranges>
        <table:database-range table:target-range-address="Sales_Data.A1:Sales_Data.J123" table:name="Table1" table:display-filter-buttons="true"/>
      </table:database-ranges>
      <table:data-pilot-tables>
        <table:data-pilot-table table:name="PivotTable7" table:target-range-address="Dashboard.J21:Dashboard.K31" table:show-filter-button="false" table:buttons="Dashboard.J21">
          <table:source-cell-range table:cell-range-address="Sales_Data.A1:Sales_Data.J123"/>
          <table:data-pilot-field table:source-field-name="Produc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rder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nit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lespers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Sales_by_Month.A3:Sales_by_Month.B16" table:show-filter-button="false" table:buttons="Sales_by_Month.A3">
          <table:source-cell-range table:cell-range-address="Sales_Data.A1:Sales_Data.J123"/>
          <table:data-pilot-field table:source-field-name="Month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Pric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rder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nit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lespers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Sales_by_Sales_person.A3:Sales_by_Sales_person.B11" table:show-filter-button="false" table:buttons="Sales_by_Sales_person.A3">
          <table:source-cell-range table:cell-range-address="Sales_Data.A1:Sales_Data.J123"/>
          <table:data-pilot-field table:source-field-name="Salesperson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TotalPrice" table:order="descending"/>
              <table:data-pilot-layout-info table:layout-mode="tabular-layout" table:add-empty-lines="false"/>
            </table:data-pilot-level>
          </table:data-pilot-field>
          <table:data-pilot-field table:source-field-name="TotalPric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rder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nit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3" table:target-range-address="Total_sales_per_category.A3:Total_sales_per_category.B8" table:show-filter-button="false" table:buttons="Total_sales_per_category.A3">
          <table:source-cell-range table:cell-range-address="Sales_Data.A1:Sales_Data.J123"/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Pric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rder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nit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lespers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4" table:target-range-address="Sales_per_category.A3:Sales_per_category.B8" table:show-filter-button="false" table:buttons="Sales_per_category.A3">
          <table:source-cell-range table:cell-range-address="Sales_Data.A1:Sales_Data.J123"/>
          <table:data-pilot-field table:source-field-name="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OrderDate" table:member-type="previous" table:type="total-percentage"/>
          </table:data-pilot-field>
          <table:data-pilot-field table:source-field-name="Order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nit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lespers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5" table:target-range-address="profite_per_city.A3:profite_per_city.B8" table:show-filter-button="false" table:buttons="profite_per_city.A3">
          <table:source-cell-range table:cell-range-address="Sales_Data.A1:Sales_Data.J123"/>
          <table:data-pilot-field table:source-field-name="Cit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Pric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  <table:data-pilot-field-reference table:field-name="OrderDate" table:member-type="previous" table:type="total-percentage"/>
          </table:data-pilot-field>
          <table:data-pilot-field table:source-field-name="Order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duc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nit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lespers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6" table:target-range-address="Sales_per_product.A3:Sales_per_product.B13" table:show-filter-button="false" table:buttons="Sales_per_product.A3">
          <table:source-cell-range table:cell-range-address="Sales_Data.A1:Sales_Data.J123"/>
          <table:data-pilot-field table:source-field-name="Produc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nti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rder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g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nit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otalPri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alespers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text>$</number:text>
      <number:number number:decimal-places="2" number:min-decimal-places="2" number:min-integer-digits="1" number:grouping="true"/>
    </number:number-style>
    <number:currency-style style:name="N37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8">
      <number:number number:decimal-places="1" number:min-decimal-places="1" number:min-integer-digits="1" number:grouping="true"/>
      <number:text> </number:text>
      <number:currency-symbol>€</number:currency-symbol>
    </number:currency-style>
    <number:percentage-style style:name="N39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1-09-22T21:40:05Z</meta:creation-date>
    <dc:date>2023-03-18T13:03:4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number number:decimal-places="1" number:min-decimal-places="1" number:min-integer-digits="1" number:grouping="true"/>
      <number:text> </number:text>
      <number:currency-symbol>€</number:currency-symbol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minimum="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9722in" chart:symbol-height="0.09722in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20.5pt" svg:width="558.0pt" chart:style-name="Crt0">
        <chart:title chart:style-name="CT00">
          <text:p text:style-name="a0" text:class-names="" text:cond-style-name="">Sales by Month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janv</text:p>
            </table:table-cell>
            <table:table-cell office:value-type="float" office:value="1705.82"/>
          </table:table-row>
          <table:table-row>
            <table:table-cell office:value-type="string">
              <text:p>févr</text:p>
            </table:table-cell>
            <table:table-cell office:value-type="float" office:value="926.05"/>
          </table:table-row>
          <table:table-row>
            <table:table-cell office:value-type="string">
              <text:p>mars</text:p>
            </table:table-cell>
            <table:table-cell office:value-type="float" office:value="1647.6999999999998"/>
          </table:table-row>
          <table:table-row>
            <table:table-cell office:value-type="string">
              <text:p>avr</text:p>
            </table:table-cell>
            <table:table-cell office:value-type="float" office:value="1052.0899999999999"/>
          </table:table-row>
          <table:table-row>
            <table:table-cell office:value-type="string">
              <text:p>mai</text:p>
            </table:table-cell>
            <table:table-cell office:value-type="float" office:value="1393.4499999999998"/>
          </table:table-row>
          <table:table-row>
            <table:table-cell office:value-type="string">
              <text:p>juin</text:p>
            </table:table-cell>
            <table:table-cell office:value-type="float" office:value="2308.7499999999995"/>
          </table:table-row>
          <table:table-row>
            <table:table-cell office:value-type="string">
              <text:p>juil</text:p>
            </table:table-cell>
            <table:table-cell office:value-type="float" office:value="1263.1600000000001"/>
          </table:table-row>
          <table:table-row>
            <table:table-cell office:value-type="string">
              <text:p>août</text:p>
            </table:table-cell>
            <table:table-cell office:value-type="float" office:value="1490.8999999999999"/>
          </table:table-row>
          <table:table-row>
            <table:table-cell office:value-type="string">
              <text:p>sept</text:p>
            </table:table-cell>
            <table:table-cell office:value-type="float" office:value="1524.06"/>
          </table:table-row>
          <table:table-row>
            <table:table-cell office:value-type="string">
              <text:p>oct</text:p>
            </table:table-cell>
            <table:table-cell office:value-type="float" office:value="1755.5700000000002"/>
          </table:table-row>
          <table:table-row>
            <table:table-cell office:value-type="string">
              <text:p>nov</text:p>
            </table:table-cell>
            <table:table-cell office:value-type="float" office:value="1311.4699999999998"/>
          </table:table-row>
          <table:table-row>
            <table:table-cell office:value-type="string">
              <text:p>déc</text:p>
            </table:table-cell>
            <table:table-cell office:value-type="float" office:value="1609.6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7">
      <number:number number:decimal-places="2" number:min-decimal-places="2" number:min-integer-digits="1" number:grouping="true"/>
      <number:text> </number:text>
      <number:currency-symbol>€</number:currency-symbol>
    </number:currency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ales by salesperson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Marc Williams</text:p>
            </table:table-cell>
            <table:table-cell office:value-type="float" office:value="4896.13"/>
          </table:table-row>
          <table:table-row>
            <table:table-cell office:value-type="string">
              <text:p>Emily Moore</text:p>
            </table:table-cell>
            <table:table-cell office:value-type="float" office:value="3152.11"/>
          </table:table-row>
          <table:table-row>
            <table:table-cell office:value-type="string">
              <text:p>Amy Brown</text:p>
            </table:table-cell>
            <table:table-cell office:value-type="float" office:value="2303.7600000000002"/>
          </table:table-row>
          <table:table-row>
            <table:table-cell office:value-type="string">
              <text:p>Sara Davis</text:p>
            </table:table-cell>
            <table:table-cell office:value-type="float" office:value="1975.3000000000002"/>
          </table:table-row>
          <table:table-row>
            <table:table-cell office:value-type="string">
              <text:p>Stacy Peters</text:p>
            </table:table-cell>
            <table:table-cell office:value-type="float" office:value="1930.61"/>
          </table:table-row>
          <table:table-row>
            <table:table-cell office:value-type="string">
              <text:p>Eric Jones</text:p>
            </table:table-cell>
            <table:table-cell office:value-type="float" office:value="1893.26"/>
          </table:table-row>
          <table:table-row>
            <table:table-cell office:value-type="string">
              <text:p>David Garcia</text:p>
            </table:table-cell>
            <table:table-cell office:value-type="float" office:value="1837.490000000000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407.25pt" chart:style-name="Crt0">
        <chart:title chart:style-name="CT00">
          <text:p text:style-name="a0" text:class-names="" text:cond-style-name="">Percentage of Sales per category</text:p>
        </chart:title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ars</text:p>
            </table:table-cell>
            <table:table-cell office:value-type="float" office:value="0.38426426426426424"/>
          </table:table-row>
          <table:table-row>
            <table:table-cell office:value-type="string">
              <text:p>Cookies</text:p>
            </table:table-cell>
            <table:table-cell office:value-type="float" office:value="0.43519519519519517"/>
          </table:table-row>
          <table:table-row>
            <table:table-cell office:value-type="string">
              <text:p>Crackers</text:p>
            </table:table-cell>
            <table:table-cell office:value-type="float" office:value="8.6126126126126121E-2"/>
          </table:table-row>
          <table:table-row>
            <table:table-cell office:value-type="string">
              <text:p>Snacks</text:p>
            </table:table-cell>
            <table:table-cell office:value-type="float" office:value="9.4414414414414408E-2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
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ales profits by city</text:p>
        </chart:title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oston</text:p>
            </table:table-cell>
            <table:table-cell office:value-type="float" office:value="0.40263032377064223"/>
          </table:table-row>
          <table:table-row>
            <table:table-cell office:value-type="string">
              <text:p>Los Angeles</text:p>
            </table:table-cell>
            <table:table-cell office:value-type="float" office:value="0.20987611083871724"/>
          </table:table-row>
          <table:table-row>
            <table:table-cell office:value-type="string">
              <text:p>New York</text:p>
            </table:table-cell>
            <table:table-cell office:value-type="float" office:value="0.27094347216524189"/>
          </table:table-row>
          <table:table-row>
            <table:table-cell office:value-type="string">
              <text:p>San Diego</text:p>
            </table:table-cell>
            <table:table-cell office:value-type="float" office:value="0.11655009322539867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6">
      <number:number number:decimal-places="1" number:min-decimal-places="1" number:min-integer-digits="1" number:grouping="true"/>
      <number:text> </number:text>
      <number:currency-symbol>€</number:currency-symbol>
    </number:currency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150" chart:overlap="0" chart:link-data-style-to-source="false" chart:visible="true" chart:logarithmic="false" chart:minimum="5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9722in" chart:symbol-height="0.09722in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ales by Month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13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3" chart:class="chart:line" chart:attached-axis="primary-y" chart:style-name="G0S0">
            <chart:data-label chart:style-name="DL00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janv</text:p>
            </table:table-cell>
            <table:table-cell office:value-type="float" office:value="1705.82"/>
          </table:table-row>
          <table:table-row>
            <table:table-cell office:value-type="string">
              <text:p>févr</text:p>
            </table:table-cell>
            <table:table-cell office:value-type="float" office:value="926.05"/>
          </table:table-row>
          <table:table-row>
            <table:table-cell office:value-type="string">
              <text:p>mars</text:p>
            </table:table-cell>
            <table:table-cell office:value-type="float" office:value="1647.6999999999998"/>
          </table:table-row>
          <table:table-row>
            <table:table-cell office:value-type="string">
              <text:p>avr</text:p>
            </table:table-cell>
            <table:table-cell office:value-type="float" office:value="1052.0899999999999"/>
          </table:table-row>
          <table:table-row>
            <table:table-cell office:value-type="string">
              <text:p>mai</text:p>
            </table:table-cell>
            <table:table-cell office:value-type="float" office:value="1393.4499999999998"/>
          </table:table-row>
          <table:table-row>
            <table:table-cell office:value-type="string">
              <text:p>juin</text:p>
            </table:table-cell>
            <table:table-cell office:value-type="float" office:value="2308.7499999999995"/>
          </table:table-row>
          <table:table-row>
            <table:table-cell office:value-type="string">
              <text:p>juil</text:p>
            </table:table-cell>
            <table:table-cell office:value-type="float" office:value="1263.1600000000001"/>
          </table:table-row>
          <table:table-row>
            <table:table-cell office:value-type="string">
              <text:p>août</text:p>
            </table:table-cell>
            <table:table-cell office:value-type="float" office:value="1490.8999999999999"/>
          </table:table-row>
          <table:table-row>
            <table:table-cell office:value-type="string">
              <text:p>sept</text:p>
            </table:table-cell>
            <table:table-cell office:value-type="float" office:value="1524.06"/>
          </table:table-row>
          <table:table-row>
            <table:table-cell office:value-type="string">
              <text:p>oct</text:p>
            </table:table-cell>
            <table:table-cell office:value-type="float" office:value="1755.5700000000002"/>
          </table:table-row>
          <table:table-row>
            <table:table-cell office:value-type="string">
              <text:p>nov</text:p>
            </table:table-cell>
            <table:table-cell office:value-type="float" office:value="1311.4699999999998"/>
          </table:table-row>
          <table:table-row>
            <table:table-cell office:value-type="string">
              <text:p>déc</text:p>
            </table:table-cell>
            <table:table-cell office:value-type="float" office:value="1609.64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currency-style style:name="N37">
      <number:number number:decimal-places="2" number:min-decimal-places="2" number:min-integer-digits="1" number:grouping="true"/>
      <number:text> </number:text>
      <number:currency-symbol>€</number:currency-symbol>
    </number:currency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true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82" chart:overlap="0" chart:link-data-style-to-source="false" chart:visible="true" chart:logarithmic="false" chart:tick-marks-major-inner="false" chart:tick-marks-major-outer="false" chart:tick-marks-minor-inner="false" chart:tick-marks-minor-outer="false" chart:display-label="fals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Sales by salesperson</text:p>
        </chart:title>
        <chart:plot-area chart:style-name="Plt0" chart:data-source-has-labels="both">
          <chart:axis chart:dimension="x" chart:name="primary-x" chart:style-name="Axs0">
            <chart:categories table:cell-range-address="local-table.$A$2:.$A$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8" chart:class="chart:bar" chart:attached-axis="primary-y" chart:style-name="G0S0">
            <chart:data-label chart:style-name="DL00"/>
            <chart:data-point chart:repeated="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Marc Williams</text:p>
            </table:table-cell>
            <table:table-cell office:value-type="float" office:value="4896.13"/>
          </table:table-row>
          <table:table-row>
            <table:table-cell office:value-type="string">
              <text:p>Emily Moore</text:p>
            </table:table-cell>
            <table:table-cell office:value-type="float" office:value="3152.11"/>
          </table:table-row>
          <table:table-row>
            <table:table-cell office:value-type="string">
              <text:p>Amy Brown</text:p>
            </table:table-cell>
            <table:table-cell office:value-type="float" office:value="2303.7600000000002"/>
          </table:table-row>
          <table:table-row>
            <table:table-cell office:value-type="string">
              <text:p>Sara Davis</text:p>
            </table:table-cell>
            <table:table-cell office:value-type="float" office:value="1975.3000000000002"/>
          </table:table-row>
          <table:table-row>
            <table:table-cell office:value-type="string">
              <text:p>Stacy Peters</text:p>
            </table:table-cell>
            <table:table-cell office:value-type="float" office:value="1930.61"/>
          </table:table-row>
          <table:table-row>
            <table:table-cell office:value-type="string">
              <text:p>Eric Jones</text:p>
            </table:table-cell>
            <table:table-cell office:value-type="float" office:value="1893.26"/>
          </table:table-row>
          <table:table-row>
            <table:table-cell office:value-type="string">
              <text:p>David Garcia</text:p>
            </table:table-cell>
            <table:table-cell office:value-type="float" office:value="1837.4900000000002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 chart:label-position="avoid-overlap" chart:data-label-series="false">
        <chart:label-separator>
          <text:p text:style-name="a1" text:class-names="" text:cond-style-name="">
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Total sales per category</text:p>
        </chart:title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ars</text:p>
            </table:table-cell>
            <table:table-cell office:value-type="float" office:value="5748.5299999999988"/>
          </table:table-row>
          <table:table-row>
            <table:table-cell office:value-type="string">
              <text:p>Cookies</text:p>
            </table:table-cell>
            <table:table-cell office:value-type="float" office:value="8395.7800000000007"/>
          </table:table-row>
          <table:table-row>
            <table:table-cell office:value-type="string">
              <text:p>Crackers</text:p>
            </table:table-cell>
            <table:table-cell office:value-type="float" office:value="2502.33"/>
          </table:table-row>
          <table:table-row>
            <table:table-cell office:value-type="string">
              <text:p>Snacks</text:p>
            </table:table-cell>
            <table:table-cell office:value-type="float" office:value="1342.0200000000002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Percentage of Sales per category</text:p>
        </chart:title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ars</text:p>
            </table:table-cell>
            <table:table-cell office:value-type="float" office:value="0.38426426426426424"/>
          </table:table-row>
          <table:table-row>
            <table:table-cell office:value-type="string">
              <text:p>Cookies</text:p>
            </table:table-cell>
            <table:table-cell office:value-type="float" office:value="0.43519519519519517"/>
          </table:table-row>
          <table:table-row>
            <table:table-cell office:value-type="string">
              <text:p>Crackers</text:p>
            </table:table-cell>
            <table:table-cell office:value-type="float" office:value="8.6126126126126121E-2"/>
          </table:table-row>
          <table:table-row>
            <table:table-cell office:value-type="string">
              <text:p>Snacks</text:p>
            </table:table-cell>
            <table:table-cell office:value-type="float" office:value="9.4414414414414408E-2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 chart:data-label-series="false">
        <chart:label-separator>
          <text:p text:style-name="a1" text:class-names="" text:cond-style-name="">
</text:p>
        </chart:label-separator>
      </style:chart-properties>
      <style:graphic-properties draw:fill="solid" draw:fill-color="#4472c4" draw:opacity="100%" draw:stroke="solid" svg:stroke-width="0.02083in" svg:stroke-color="#fffff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4472c4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</office:automatic-styles>
  <office:body>
    <office:chart>
      <chart:chart chart:class="chart:circle" svg:height="216.0pt" svg:width="360.0pt" chart:style-name="Crt0">
        <chart:title chart:style-name="CT00">
          <text:p text:style-name="a0" text:class-names="" text:cond-style-name="">Sales profits by city</text:p>
        </chart:title>
        <chart:plot-area chart:style-name="Plt0" chart:data-source-has-labels="both">
          <chart:axis chart:dimension="x">
            <chart:categories table:cell-range-address="local-table.$A$2:.$A$5"/>
          </chart:axis>
          <chart:axis chart:dimension="y"/>
          <chart:series chart:label-cell-address="local-table.$B$1" chart:values-cell-range-address="local-table.$B$2:.$B$5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Boston</text:p>
            </table:table-cell>
            <table:table-cell office:value-type="float" office:value="0.40263032377064223"/>
          </table:table-row>
          <table:table-row>
            <table:table-cell office:value-type="string">
              <text:p>Los Angeles</text:p>
            </table:table-cell>
            <table:table-cell office:value-type="float" office:value="0.20987611083871724"/>
          </table:table-row>
          <table:table-row>
            <table:table-cell office:value-type="string">
              <text:p>New York</text:p>
            </table:table-cell>
            <table:table-cell office:value-type="float" office:value="0.27094347216524189"/>
          </table:table-row>
          <table:table-row>
            <table:table-cell office:value-type="string">
              <text:p>San Diego</text:p>
            </table:table-cell>
            <table:table-cell office:value-type="float" office:value="0.11655009322539867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